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11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2.6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1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ackground-color="#fff176" style:text-align-source="fix" style:repeat-content="false" fo:wrap-option="wrap" fo:border="0.74pt solid #000000"/>
      <style:paragraph-properties fo:text-align="center" fo:margin-left="0cm"/>
      <style:text-properties fo:color="#4caf50" fo:font-weight="bold" style:font-weight-asian="bold" style:font-weight-complex="bold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ext-properties fo:color="#03a9f4" fo:font-style="italic" style:text-underline-style="none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ext-properties fo:color="#ff4081" fo:font-style="italic" style:text-underline-style="none" style:font-style-asian="italic" style:font-style-complex="italic"/>
    </style:style>
    <style:style style:name="ce33" style:family="table-cell" style:parent-style-name="Default">
      <style:table-cell-properties fo:border-bottom="0.74pt dotted #000000" fo:background-color="#ffcccc" style:text-align-source="fix" style:repeat-content="false" fo:border-left="0.74pt solid #000000" fo:border-right="0.74pt dotted #000000" fo:border-top="0.74pt solid #000000"/>
      <style:paragraph-properties fo:text-align="center" fo:margin-left="0cm"/>
    </style:style>
    <style:style style:name="ce34" style:family="table-cell" style:parent-style-name="Default">
      <style:table-cell-properties fo:border-bottom="0.74pt dotted #000000" fo:background-color="#ffcccc" style:text-align-source="fix" style:repeat-content="false" fo:border-left="0.74pt solid #000000" fo:border-right="0.74pt dotted #000000" fo:border-top="0.74pt dotted #000000"/>
      <style:paragraph-properties fo:text-align="center" fo:margin-left="0cm"/>
    </style:style>
    <style:style style:name="ce35" style:family="table-cell" style:parent-style-name="Default">
      <style:table-cell-properties fo:border-bottom="0.74pt solid #000000" fo:background-color="#ffcccc" style:text-align-source="fix" style:repeat-content="false" fo:border-left="0.74pt solid #000000" fo:border-right="0.74pt dotted #000000" fo:border-top="0.74pt dotted #000000"/>
      <style:paragraph-properties fo:text-align="center" fo:margin-left="0cm"/>
    </style:style>
    <style:style style:name="ce40" style:family="table-cell" style:parent-style-name="Default">
      <style:table-cell-properties fo:background-color="#03a9f4" style:text-align-source="fix" style:repeat-content="false" fo:border="0.74pt dotted #000000"/>
      <style:paragraph-properties fo:text-align="center" fo:margin-left="0cm"/>
    </style:style>
    <style:style style:name="ce41" style:family="table-cell" style:parent-style-name="Default">
      <style:table-cell-properties fo:background-color="#ffffcc" style:text-align-source="fix" style:repeat-content="false" fo:border="0.74pt dotted #000000"/>
      <style:paragraph-properties fo:text-align="center" fo:margin-left="0cm"/>
    </style:style>
    <style:style style:name="ce42" style:family="table-cell" style:parent-style-name="Default">
      <style:table-cell-properties fo:background-color="#fff176" style:text-align-source="fix" style:repeat-content="false" fo:border="0.74pt dotted #000000"/>
      <style:paragraph-properties fo:text-align="center" fo:margin-left="0cm"/>
    </style:style>
    <style:style style:name="ce43" style:family="table-cell" style:parent-style-name="Default">
      <style:table-cell-properties fo:background-color="#ccffcc" style:text-align-source="fix" style:repeat-content="false" fo:border="0.74pt dotted #000000"/>
      <style:paragraph-properties fo:text-align="center" fo:margin-left="0cm"/>
    </style:style>
    <style:style style:name="ce44" style:family="table-cell" style:parent-style-name="Default">
      <style:table-cell-properties fo:background-color="#dddddd" style:text-align-source="fix" style:repeat-content="false" fo:border="0.74pt dotted #000000"/>
      <style:paragraph-properties fo:text-align="center" fo:margin-left="0cm"/>
    </style:style>
    <style:style style:name="ce45" style:family="table-cell" style:parent-style-name="Default">
      <style:table-cell-properties fo:background-color="#4caf50" style:text-align-source="fix" style:repeat-content="false" fo:border="0.74pt dotted #000000"/>
      <style:paragraph-properties fo:text-align="center" fo:margin-left="0cm"/>
    </style:style>
    <style:style style:name="ce52" style:family="table-cell" style:parent-style-name="Default">
      <style:table-cell-properties fo:background-color="#ff4081" style:text-align-source="fix" style:repeat-content="false" fo:border="0.74pt dotted #000000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ffff00" fo:border-left="none" fo:border-right="none" fo:border-top="0.74pt solid #000000"/>
      <style:text-properties fo:color="#c9211e"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ackground-color="#ffff00" fo:border-left="none" fo:border-right="none" fo:border-top="none"/>
      <style:text-properties fo:color="#c9211e" fo:font-weight="bold" style:font-weight-asian="bold" style:font-weight-complex="bold"/>
    </style:style>
    <style:style style:name="ce13" style:family="table-cell" style:parent-style-name="Default" style:data-style-name="N1">
      <style:table-cell-properties fo:border="0.74pt solid #000000"/>
    </style:style>
    <style:style style:name="ce56" style:family="table-cell" style:parent-style-name="Default">
      <style:table-cell-properties fo:border-bottom="0.74pt dotted #000000" fo:background-color="#ffcccc" style:text-align-source="fix" style:repeat-content="false" fo:border-left="0.74pt dotted #000000" fo:border-right="0.74pt dotted #000000" fo:border-top="0.74pt solid #000000"/>
      <style:paragraph-properties fo:text-align="center" fo:margin-left="0cm"/>
    </style:style>
    <style:style style:name="ce57" style:family="table-cell" style:parent-style-name="Default">
      <style:table-cell-properties fo:background-color="#ffcccc" style:text-align-source="fix" style:repeat-content="false" fo:border="0.74pt dotted #000000"/>
      <style:paragraph-properties fo:text-align="center" fo:margin-left="0cm"/>
    </style:style>
    <style:style style:name="ce58" style:family="table-cell" style:parent-style-name="Default">
      <style:table-cell-properties fo:border-bottom="0.74pt solid #000000" fo:background-color="#ffcccc" style:text-align-source="fix" style:repeat-content="false" fo:border-left="0.74pt dotted #000000" fo:border-right="0.74pt dotted #000000" fo:border-top="0.74pt dotted #000000"/>
      <style:paragraph-properties fo:text-align="center" fo:margin-left="0cm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</style:style>
    <style:style style:name="ce16" style:family="table-cell" style:parent-style-name="Default" style:data-style-name="N114">
      <style:table-cell-properties fo:border="0.74pt solid #000000"/>
    </style:style>
    <style:style style:name="ce17" style:family="table-cell" style:parent-style-name="Default" style:data-style-name="N113">
      <style:table-cell-properties fo:border="0.74pt solid #000000"/>
    </style:style>
    <style:style style:name="ce80" style:family="table-cell" style:parent-style-name="Default" style:data-style-name="N1">
      <style:table-cell-properties fo:border-bottom="0.74pt dotted #000000" fo:background-color="#ffcccc" style:text-align-source="fix" style:repeat-content="false" fo:border-left="0.74pt dotted #000000" fo:border-right="0.74pt solid #000000" fo:border-top="0.74pt solid #000000"/>
      <style:paragraph-properties fo:text-align="center" fo:margin-left="0cm"/>
    </style:style>
    <style:style style:name="ce81" style:family="table-cell" style:parent-style-name="Default" style:data-style-name="N1">
      <style:table-cell-properties fo:border-bottom="0.74pt dotted #000000" fo:background-color="#ffcccc" style:text-align-source="fix" style:repeat-content="false" fo:border-left="0.74pt dotted #000000" fo:border-right="0.74pt solid #000000" fo:border-top="0.74pt dotted #000000"/>
      <style:paragraph-properties fo:text-align="center" fo:margin-left="0cm"/>
    </style:style>
    <style:style style:name="ce82" style:family="table-cell" style:parent-style-name="Default" style:data-style-name="N1">
      <style:table-cell-properties fo:border-bottom="0.74pt solid #000000" fo:background-color="#ffcccc" style:text-align-source="fix" style:repeat-content="false" fo:border-left="0.74pt dotted #000000" fo:border-right="0.74pt solid #000000" fo:border-top="0.74pt dotted #000000"/>
      <style:paragraph-properties fo:text-align="center" fo:margin-left="0cm"/>
    </style:style>
    <style:style style:name="ce84" style:family="table-cell" style:parent-style-name="Default" style:data-style-name="N1">
      <style:table-cell-properties fo:background-color="#03a9f4" style:text-align-source="fix" style:repeat-content="false" fo:border="0.74pt dotted #000000"/>
      <style:paragraph-properties fo:text-align="center" fo:margin-left="0cm"/>
    </style:style>
    <style:style style:name="ce86" style:family="table-cell" style:parent-style-name="Default" style:data-style-name="N1">
      <style:table-cell-properties fo:background-color="#ffffcc" style:text-align-source="fix" style:repeat-content="false" fo:border="0.74pt dotted #000000"/>
      <style:paragraph-properties fo:text-align="center" fo:margin-left="0cm"/>
    </style:style>
    <style:style style:name="ce90" style:family="table-cell" style:parent-style-name="Default" style:data-style-name="N1">
      <style:table-cell-properties fo:background-color="#fff176" style:text-align-source="fix" style:repeat-content="false" fo:border="0.74pt dotted #000000"/>
      <style:paragraph-properties fo:text-align="center" fo:margin-left="0cm"/>
    </style:style>
    <style:style style:name="ce91" style:family="table-cell" style:parent-style-name="Default" style:data-style-name="N1">
      <style:table-cell-properties fo:background-color="#ccffcc" style:text-align-source="fix" style:repeat-content="false" fo:border="0.74pt dotted #000000"/>
      <style:paragraph-properties fo:text-align="center" fo:margin-left="0cm"/>
    </style:style>
    <style:style style:name="ce92" style:family="table-cell" style:parent-style-name="Default" style:data-style-name="N1">
      <style:table-cell-properties fo:background-color="#dddddd" style:text-align-source="fix" style:repeat-content="false" fo:border="0.74pt dotted #000000"/>
      <style:paragraph-properties fo:text-align="center" fo:margin-left="0cm"/>
    </style:style>
    <style:style style:name="ce93" style:family="table-cell" style:parent-style-name="Default" style:data-style-name="N1">
      <style:table-cell-properties fo:background-color="#4caf50" style:text-align-source="fix" style:repeat-content="false" fo:border="0.74pt dotted #000000"/>
      <style:paragraph-properties fo:text-align="center" fo:margin-left="0cm"/>
    </style:style>
    <style:style style:name="ce94" style:family="table-cell" style:parent-style-name="Default" style:data-style-name="N1">
      <style:table-cell-properties fo:background-color="#ff4081" style:text-align-source="fix" style:repeat-content="false" fo:border="0.74pt dotted #000000"/>
      <style:paragraph-properties fo:text-align="center" fo:margin-left="0cm"/>
    </style:style>
    <style:style style:name="ce95" style:family="table-cell" style:parent-style-name="Default" style:data-style-name="N1">
      <style:table-cell-properties fo:background-color="#ffcccc" style:text-align-source="fix" style:repeat-content="false" fo:border="0.74pt dotted #000000"/>
      <style:paragraph-properties fo:text-align="center" fo:margin-left="0cm"/>
    </style:style>
    <style:style style:name="ce96" style:family="table-cell" style:parent-style-name="Default" style:data-style-name="N113">
      <style:table-cell-properties fo:background-color="#ffcccc" style:text-align-source="fix" style:repeat-content="false" fo:border="0.74pt dotted #000000"/>
      <style:paragraph-properties fo:text-align="center" fo:margin-left="0cm"/>
    </style:style>
    <style:style style:name="ce97" style:family="table-cell" style:parent-style-name="Default" style:data-style-name="N113">
      <style:table-cell-properties fo:background-color="#03a9f4" style:text-align-source="fix" style:repeat-content="false" fo:border="0.74pt dotted #000000"/>
      <style:paragraph-properties fo:text-align="center" fo:margin-left="0cm"/>
    </style:style>
    <style:style style:name="ce98" style:family="table-cell" style:parent-style-name="Default" style:data-style-name="N113">
      <style:table-cell-properties fo:background-color="#ffffcc" style:text-align-source="fix" style:repeat-content="false" fo:border="0.74pt dotted #000000"/>
      <style:paragraph-properties fo:text-align="center" fo:margin-left="0cm"/>
    </style:style>
    <style:style style:name="ce99" style:family="table-cell" style:parent-style-name="Default" style:data-style-name="N113">
      <style:table-cell-properties fo:background-color="#fff176" style:text-align-source="fix" style:repeat-content="false" fo:border="0.74pt dotted #000000"/>
      <style:paragraph-properties fo:text-align="center" fo:margin-left="0cm"/>
    </style:style>
    <style:style style:name="ce100" style:family="table-cell" style:parent-style-name="Default" style:data-style-name="N113">
      <style:table-cell-properties fo:background-color="#ccffcc" style:text-align-source="fix" style:repeat-content="false" fo:border="0.74pt dotted #000000"/>
      <style:paragraph-properties fo:text-align="center" fo:margin-left="0cm"/>
    </style:style>
    <style:style style:name="ce101" style:family="table-cell" style:parent-style-name="Default" style:data-style-name="N113">
      <style:table-cell-properties fo:background-color="#dddddd" style:text-align-source="fix" style:repeat-content="false" fo:border="0.74pt dotted #000000"/>
      <style:paragraph-properties fo:text-align="center" fo:margin-left="0cm"/>
    </style:style>
    <style:style style:name="ce102" style:family="table-cell" style:parent-style-name="Default" style:data-style-name="N113">
      <style:table-cell-properties fo:background-color="#4caf50" style:text-align-source="fix" style:repeat-content="false" fo:border="0.74pt dotted #000000"/>
      <style:paragraph-properties fo:text-align="center" fo:margin-left="0cm"/>
    </style:style>
    <style:style style:name="ce103" style:family="table-cell" style:parent-style-name="Default" style:data-style-name="N113">
      <style:table-cell-properties fo:background-color="#ff4081" style:text-align-source="fix" style:repeat-content="false" fo:border="0.74pt dotted #000000"/>
      <style:paragraph-properties fo:text-align="center" fo:margin-left="0cm"/>
    </style:style>
    <style:style style:name="ce104" style:family="table-cell" style:parent-style-name="Default" style:data-style-name="N113">
      <style:table-cell-properties fo:background-color="#ffcccc" style:text-align-source="fix" style:repeat-content="false" fo:border="0.74pt dotted #000000"/>
      <style:paragraph-properties fo:text-align="center" fo:margin-left="0cm"/>
      <style:map style:condition="cell-content()&gt;[$Feuille1.$H53]" style:apply-style-name="Good" style:base-cell-address="Feuille1.I53"/>
      <style:map style:condition="cell-content()&lt;[$Feuille1.$H53]" style:apply-style-name="Error" style:base-cell-address="Feuille1.I53"/>
    </style:style>
    <style:style style:name="ce105" style:family="table-cell" style:parent-style-name="Default" style:data-style-name="N113">
      <style:table-cell-properties fo:background-color="#03a9f4" style:text-align-source="fix" style:repeat-content="false" fo:border="0.74pt dotted #000000"/>
      <style:paragraph-properties fo:text-align="center" fo:margin-left="0cm"/>
      <style:map style:condition="cell-content()&gt;[$Feuille1.$H53]" style:apply-style-name="Good" style:base-cell-address="Feuille1.I53"/>
      <style:map style:condition="cell-content()&lt;[$Feuille1.$H53]" style:apply-style-name="Error" style:base-cell-address="Feuille1.I53"/>
    </style:style>
    <style:style style:name="ce106" style:family="table-cell" style:parent-style-name="Default" style:data-style-name="N113">
      <style:table-cell-properties fo:background-color="#ffffcc" style:text-align-source="fix" style:repeat-content="false" fo:border="0.74pt dotted #000000"/>
      <style:paragraph-properties fo:text-align="center" fo:margin-left="0cm"/>
      <style:map style:condition="cell-content()&gt;[$Feuille1.$H53]" style:apply-style-name="Good" style:base-cell-address="Feuille1.I53"/>
      <style:map style:condition="cell-content()&lt;[$Feuille1.$H53]" style:apply-style-name="Error" style:base-cell-address="Feuille1.I53"/>
    </style:style>
    <style:style style:name="ce107" style:family="table-cell" style:parent-style-name="Default" style:data-style-name="N113">
      <style:table-cell-properties fo:background-color="#fff176" style:text-align-source="fix" style:repeat-content="false" fo:border="0.74pt dotted #000000"/>
      <style:paragraph-properties fo:text-align="center" fo:margin-left="0cm"/>
      <style:map style:condition="cell-content()&gt;[$Feuille1.$H53]" style:apply-style-name="Good" style:base-cell-address="Feuille1.I53"/>
      <style:map style:condition="cell-content()&lt;[$Feuille1.$H53]" style:apply-style-name="Error" style:base-cell-address="Feuille1.I53"/>
    </style:style>
    <style:style style:name="ce108" style:family="table-cell" style:parent-style-name="Default" style:data-style-name="N113">
      <style:table-cell-properties fo:background-color="#ccffcc" style:text-align-source="fix" style:repeat-content="false" fo:border="0.74pt dotted #000000"/>
      <style:paragraph-properties fo:text-align="center" fo:margin-left="0cm"/>
      <style:map style:condition="cell-content()&gt;[$Feuille1.$H53]" style:apply-style-name="Good" style:base-cell-address="Feuille1.I53"/>
      <style:map style:condition="cell-content()&lt;[$Feuille1.$H53]" style:apply-style-name="Error" style:base-cell-address="Feuille1.I53"/>
    </style:style>
    <style:style style:name="ce109" style:family="table-cell" style:parent-style-name="Default" style:data-style-name="N113">
      <style:table-cell-properties fo:background-color="#dddddd" style:text-align-source="fix" style:repeat-content="false" fo:border="0.74pt dotted #000000"/>
      <style:paragraph-properties fo:text-align="center" fo:margin-left="0cm"/>
      <style:map style:condition="cell-content()&gt;[$Feuille1.$H53]" style:apply-style-name="Good" style:base-cell-address="Feuille1.I53"/>
      <style:map style:condition="cell-content()&lt;[$Feuille1.$H53]" style:apply-style-name="Error" style:base-cell-address="Feuille1.I53"/>
    </style:style>
    <style:style style:name="ce110" style:family="table-cell" style:parent-style-name="Default" style:data-style-name="N113">
      <style:table-cell-properties fo:background-color="#4caf50" style:text-align-source="fix" style:repeat-content="false" fo:border="0.74pt dotted #000000"/>
      <style:paragraph-properties fo:text-align="center" fo:margin-left="0cm"/>
      <style:map style:condition="cell-content()&gt;[$Feuille1.$H53]" style:apply-style-name="Good" style:base-cell-address="Feuille1.I53"/>
      <style:map style:condition="cell-content()&lt;[$Feuille1.$H53]" style:apply-style-name="Error" style:base-cell-address="Feuille1.I53"/>
    </style:style>
    <style:style style:name="ce111" style:family="table-cell" style:parent-style-name="Default" style:data-style-name="N113">
      <style:table-cell-properties fo:background-color="#ff4081" style:text-align-source="fix" style:repeat-content="false" fo:border="0.74pt dotted #000000"/>
      <style:paragraph-properties fo:text-align="center" fo:margin-left="0cm"/>
      <style:map style:condition="cell-content()&gt;[$Feuille1.$H53]" style:apply-style-name="Good" style:base-cell-address="Feuille1.I53"/>
      <style:map style:condition="cell-content()&lt;[$Feuille1.$H53]" style:apply-style-name="Error" style:base-cell-address="Feuille1.I53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13" style:family="table-cell" style:parent-style-name="Default" style:data-style-name="N113">
      <style:table-cell-properties style:text-align-source="fix" style:repeat-content="false" fo:border="0.74pt solid #000000"/>
      <style:paragraph-properties fo:text-align="center" fo:margin-left="0cm"/>
    </style:style>
    <style:style style:name="ce11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tyle="italic" style:font-style-asian="italic" style:font-style-complex="italic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6" style:family="table-cell" style:parent-style-name="Default">
      <style:table-cell-properties fo:border-bottom="0.74pt solid #000000" fo:background-color="#fff176" style:text-align-source="fix" style:repeat-content="false" fo:wrap-option="wrap" fo:border-left="2.24pt fine-dashed #0000ee" fo:border-right="0.74pt solid #000000" style:shadow="none" fo:border-top="2.24pt fine-dashed #0000ee"/>
      <style:paragraph-properties fo:text-align="center" fo:margin-left="0cm"/>
      <style:text-properties fo:color="#4caf50" fo:font-weight="bold" style:font-weight-asian="bold" style:font-weight-complex="bold"/>
    </style:style>
    <style:style style:name="ce117" style:family="table-cell" style:parent-style-name="Default" style:data-style-name="N1">
      <style:table-cell-properties fo:border-bottom="0.74pt dotted #000000" fo:background-color="#ffcccc" style:text-align-source="fix" style:repeat-content="false" fo:border-left="2.24pt fine-dashed #0000ee" fo:border-right="0.74pt dotted #000000" style:shadow="none" fo:border-top="0.74pt dotted #000000"/>
      <style:paragraph-properties fo:text-align="center" fo:margin-left="0cm"/>
    </style:style>
    <style:style style:name="ce118" style:family="table-cell" style:parent-style-name="Default" style:data-style-name="N1">
      <style:table-cell-properties fo:border-bottom="0.74pt dotted #000000" fo:background-color="#03a9f4" style:text-align-source="fix" style:repeat-content="false" fo:border-left="2.24pt fine-dashed #0000ee" fo:border-right="0.74pt dotted #000000" style:shadow="none" fo:border-top="0.74pt dotted #000000"/>
      <style:paragraph-properties fo:text-align="center" fo:margin-left="0cm"/>
    </style:style>
    <style:style style:name="ce119" style:family="table-cell" style:parent-style-name="Default" style:data-style-name="N1">
      <style:table-cell-properties fo:border-bottom="0.74pt dotted #000000" fo:background-color="#ffffcc" style:text-align-source="fix" style:repeat-content="false" fo:border-left="2.24pt fine-dashed #0000ee" fo:border-right="0.74pt dotted #000000" style:shadow="none" fo:border-top="0.74pt dotted #000000"/>
      <style:paragraph-properties fo:text-align="center" fo:margin-left="0cm"/>
    </style:style>
    <style:style style:name="ce120" style:family="table-cell" style:parent-style-name="Default" style:data-style-name="N1">
      <style:table-cell-properties fo:border-bottom="0.74pt dotted #000000" fo:background-color="#fff176" style:text-align-source="fix" style:repeat-content="false" fo:border-left="2.24pt fine-dashed #0000ee" fo:border-right="0.74pt dotted #000000" style:shadow="none" fo:border-top="0.74pt dotted #000000"/>
      <style:paragraph-properties fo:text-align="center" fo:margin-left="0cm"/>
    </style:style>
    <style:style style:name="ce121" style:family="table-cell" style:parent-style-name="Default" style:data-style-name="N1">
      <style:table-cell-properties fo:border-bottom="0.74pt dotted #000000" fo:background-color="#ccffcc" style:text-align-source="fix" style:repeat-content="false" fo:border-left="2.24pt fine-dashed #0000ee" fo:border-right="0.74pt dotted #000000" style:shadow="none" fo:border-top="0.74pt dotted #000000"/>
      <style:paragraph-properties fo:text-align="center" fo:margin-left="0cm"/>
    </style:style>
    <style:style style:name="ce122" style:family="table-cell" style:parent-style-name="Default" style:data-style-name="N1">
      <style:table-cell-properties fo:border-bottom="0.74pt dotted #000000" fo:background-color="#dddddd" style:text-align-source="fix" style:repeat-content="false" fo:border-left="2.24pt fine-dashed #0000ee" fo:border-right="0.74pt dotted #000000" style:shadow="none" fo:border-top="0.74pt dotted #000000"/>
      <style:paragraph-properties fo:text-align="center" fo:margin-left="0cm"/>
    </style:style>
    <style:style style:name="ce123" style:family="table-cell" style:parent-style-name="Default" style:data-style-name="N1">
      <style:table-cell-properties fo:border-bottom="0.74pt dotted #000000" fo:background-color="#4caf50" style:text-align-source="fix" style:repeat-content="false" fo:border-left="2.24pt fine-dashed #0000ee" fo:border-right="0.74pt dotted #000000" style:shadow="none" fo:border-top="0.74pt dotted #000000"/>
      <style:paragraph-properties fo:text-align="center" fo:margin-left="0cm"/>
    </style:style>
    <style:style style:name="ce124" style:family="table-cell" style:parent-style-name="Default" style:data-style-name="N1">
      <style:table-cell-properties fo:border-bottom="2.24pt fine-dashed #0000ee" fo:background-color="#ff4081" style:text-align-source="fix" style:repeat-content="false" fo:border-left="2.24pt fine-dashed #0000ee" fo:border-right="0.74pt dotted #000000" style:shadow="none" fo:border-top="0.74pt dotted #000000"/>
      <style:paragraph-properties fo:text-align="center" fo:margin-left="0cm"/>
    </style:style>
    <style:style style:name="ce125" style:family="table-cell" style:parent-style-name="Default">
      <style:table-cell-properties fo:border-bottom="0.74pt solid #000000" fo:background-color="#fff176" style:text-align-source="fix" style:repeat-content="false" fo:wrap-option="wrap" fo:border-left="0.74pt solid #000000" fo:border-right="2.24pt fine-dashed #0000ee" style:shadow="none" fo:border-top="2.24pt fine-dashed #0000ee"/>
      <style:paragraph-properties fo:text-align="center" fo:margin-left="0cm"/>
      <style:text-properties fo:color="#4caf50" fo:font-weight="bold" style:font-weight-asian="bold" style:font-weight-complex="bold"/>
    </style:style>
    <style:style style:name="ce126" style:family="table-cell" style:parent-style-name="Default" style:data-style-name="N116">
      <style:table-cell-properties fo:border-bottom="none" fo:border-left="none" fo:border-right="2.24pt fine-dashed #0000ee" style:shadow="none" fo:border-top="none"/>
    </style:style>
    <style:style style:name="ce127" style:family="table-cell" style:parent-style-name="Default" style:data-style-name="N116">
      <style:table-cell-properties fo:border-bottom="2.24pt fine-dashed #0000ee" fo:border-left="none" fo:border-right="2.24pt fine-dashed #0000ee" style:shadow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O.Narce le 26/03/20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lcul de la vitesse d’horloge pour le lecture des données de l’AD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 fonction de la fréquence d’échantillonnage (Fs) et de la valeur de moyennage (AVG)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s peut être comprise entre 12kHz et 1536kHz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 moyenne peut être choisi entre 1 (pas de moyenne) et 128.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calcext:value-type="string">
            <text:p>L’ADC est un LTC2380-24 d’Analog Devices (LT).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Le temps de conversion (Tconv) maximal est de 392ns maxi et 343ns typique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La durée utile pour lire les données d’une conversion sont de 95 ns minimum (Tacq)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Tacq= Tcycle-Tconv-TbusyLH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Tcycle = période d’échantillonnage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TbusyLH = Temps entre le front montant du CNV et la montée du BUSY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a tableau ci dessous calcul les temps Tacq en fonction des différentes fréquences d’échantillonnages :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Valeurs du datasheet du LTC2380-24</text:p>
          </table:table-cell>
          <table:table-cell table:style-name="ce3" table:number-columns-repeated="2"/>
          <table:table-cell table:number-columns-repeated="10"/>
        </table:table-row>
        <table:table-row table:style-name="ro1">
          <table:table-cell table:style-name="ce4" office:value-type="string" calcext:value-type="string">
            <text:p>Tconv</text:p>
          </table:table-cell>
          <table:table-cell table:style-name="ce11" office:value-type="float" office:value="392" calcext:value-type="float">
            <text:p>392</text:p>
          </table:table-cell>
          <table:table-cell table:style-name="ce14" office:value-type="string" calcext:value-type="string">
            <text:p>ns</text:p>
          </table:table-cell>
          <table:table-cell table:style-name="ce2" office:value-type="string" calcext:value-type="string">
            <text:p>Convertion time (max)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TbusyLH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string" calcext:value-type="string">
            <text:p>ns</text:p>
          </table:table-cell>
          <table:table-cell table:style-name="ce2" office:value-type="string" calcext:value-type="string">
            <text:p>Busy flag low to high delay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2">
          <table:table-cell table:style-name="ce6" office:value-type="string" calcext:value-type="string">
            <text:p>Fs (kHz)</text:p>
          </table:table-cell>
          <table:table-cell table:style-name="ce6" office:value-type="string" calcext:value-type="string">
            <text:p>Tcycle (ns)</text:p>
          </table:table-cell>
          <table:table-cell table:style-name="ce6" office:value-type="string" calcext:value-type="string">
            <text:p>Tacq_max (ns)</text:p>
          </table:table-cell>
          <table:table-cell table:style-name="ce6" office:value-type="string" calcext:value-type="string">
            <text:p>ReadClk_min (MHz)</text:p>
          </table:table-cell>
          <table:table-cell table:style-name="ce6" office:value-type="string" calcext:value-type="string">
            <text:p>ClockX</text:p>
          </table:table-cell>
          <table:table-cell table:number-columns-repeated="8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13" table:formula="of:=1000000000/([.A20]*1000)" office:value-type="float" office:value="83333.3333333333" calcext:value-type="float">
            <text:p>83333</text:p>
          </table:table-cell>
          <table:table-cell table:style-name="ce13" table:formula="of:=[.B20]-[.$B$16]-[.$B$17]" office:value-type="float" office:value="82928.3333333333" calcext:value-type="float">
            <text:p>82928</text:p>
          </table:table-cell>
          <table:table-cell table:style-name="ce16" table:formula="of:=1000/([.C20]/24)" office:value-type="float" office:value="0.289406515666137" calcext:value-type="float">
            <text:p>0,3</text:p>
          </table:table-cell>
          <table:table-cell table:style-name="ce17" office:value-type="float" office:value="0.384" calcext:value-type="float">
            <text:p>0,384</text:p>
          </table:table-cell>
          <table:table-cell table:number-columns-repeated="8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13" table:formula="of:=1000000000/([.A21]*1000)" office:value-type="float" office:value="41666.6666666667" calcext:value-type="float">
            <text:p>41667</text:p>
          </table:table-cell>
          <table:table-cell table:style-name="ce13" table:formula="of:=[.B21]-[.$B$16]-[.$B$17]" office:value-type="float" office:value="41261.6666666667" calcext:value-type="float">
            <text:p>41262</text:p>
          </table:table-cell>
          <table:table-cell table:style-name="ce16" table:formula="of:=1000/([.C21]/24)" office:value-type="float" office:value="0.581653673708446" calcext:value-type="float">
            <text:p>0,6</text:p>
          </table:table-cell>
          <table:table-cell table:style-name="ce17" office:value-type="float" office:value="0.768" calcext:value-type="float">
            <text:p>0,768</text:p>
          </table:table-cell>
          <table:table-cell table:number-columns-repeated="8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table:style-name="ce13" table:formula="of:=1000000000/([.A22]*1000)" office:value-type="float" office:value="20833.3333333333" calcext:value-type="float">
            <text:p>20833</text:p>
          </table:table-cell>
          <table:table-cell table:style-name="ce13" table:formula="of:=[.B22]-[.$B$16]-[.$B$17]" office:value-type="float" office:value="20428.3333333333" calcext:value-type="float">
            <text:p>20428</text:p>
          </table:table-cell>
          <table:table-cell table:style-name="ce16" table:formula="of:=1000/([.C22]/24)" office:value-type="float" office:value="1.17483886758587" calcext:value-type="float">
            <text:p>1,2</text:p>
          </table:table-cell>
          <table:table-cell table:style-name="ce17" office:value-type="float" office:value="1.536" calcext:value-type="float">
            <text:p>1,536</text:p>
          </table:table-cell>
          <table:table-cell table:number-columns-repeated="8"/>
        </table:table-row>
        <table:table-row table:style-name="ro1">
          <table:table-cell table:style-name="ce7" office:value-type="float" office:value="96" calcext:value-type="float">
            <text:p>96</text:p>
          </table:table-cell>
          <table:table-cell table:style-name="ce13" table:formula="of:=1000000000/([.A23]*1000)" office:value-type="float" office:value="10416.6666666667" calcext:value-type="float">
            <text:p>10417</text:p>
          </table:table-cell>
          <table:table-cell table:style-name="ce13" table:formula="of:=[.B23]-[.$B$16]-[.$B$17]" office:value-type="float" office:value="10011.6666666667" calcext:value-type="float">
            <text:p>10012</text:p>
          </table:table-cell>
          <table:table-cell table:style-name="ce16" table:formula="of:=1000/([.C23]/24)" office:value-type="float" office:value="2.39720326286" calcext:value-type="float">
            <text:p>2,4</text:p>
          </table:table-cell>
          <table:table-cell table:style-name="ce17" office:value-type="float" office:value="3.072" calcext:value-type="float">
            <text:p>3,072</text:p>
          </table:table-cell>
          <table:table-cell table:number-columns-repeated="8"/>
        </table:table-row>
        <table:table-row table:style-name="ro1">
          <table:table-cell table:style-name="ce7" office:value-type="float" office:value="192" calcext:value-type="float">
            <text:p>192</text:p>
          </table:table-cell>
          <table:table-cell table:style-name="ce13" table:formula="of:=1000000000/([.A24]*1000)" office:value-type="float" office:value="5208.33333333333" calcext:value-type="float">
            <text:p>5208</text:p>
          </table:table-cell>
          <table:table-cell table:style-name="ce13" table:formula="of:=[.B24]-[.$B$16]-[.$B$17]" office:value-type="float" office:value="4803.33333333333" calcext:value-type="float">
            <text:p>4803</text:p>
          </table:table-cell>
          <table:table-cell table:style-name="ce16" table:formula="of:=1000/([.C24]/24)" office:value-type="float" office:value="4.99653018736988" calcext:value-type="float">
            <text:p>5,0</text:p>
          </table:table-cell>
          <table:table-cell table:style-name="ce17" office:value-type="float" office:value="6.144" calcext:value-type="float">
            <text:p>6,144</text:p>
          </table:table-cell>
          <table:table-cell table:number-columns-repeated="8"/>
        </table:table-row>
        <table:table-row table:style-name="ro1">
          <table:table-cell table:style-name="ce7" office:value-type="float" office:value="384" calcext:value-type="float">
            <text:p>384</text:p>
          </table:table-cell>
          <table:table-cell table:style-name="ce13" table:formula="of:=1000000000/([.A25]*1000)" office:value-type="float" office:value="2604.16666666667" calcext:value-type="float">
            <text:p>2604</text:p>
          </table:table-cell>
          <table:table-cell table:style-name="ce13" table:formula="of:=[.B25]-[.$B$16]-[.$B$17]" office:value-type="float" office:value="2199.16666666667" calcext:value-type="float">
            <text:p>2199</text:p>
          </table:table-cell>
          <table:table-cell table:style-name="ce16" table:formula="of:=1000/([.C25]/24)" office:value-type="float" office:value="10.9132247063282" calcext:value-type="float">
            <text:p>10,9</text:p>
          </table:table-cell>
          <table:table-cell table:style-name="ce17" office:value-type="float" office:value="12.288" calcext:value-type="float">
            <text:p>12,288</text:p>
          </table:table-cell>
          <table:table-cell table:number-columns-repeated="8"/>
        </table:table-row>
        <table:table-row table:style-name="ro1">
          <table:table-cell table:style-name="ce7" office:value-type="float" office:value="768" calcext:value-type="float">
            <text:p>768</text:p>
          </table:table-cell>
          <table:table-cell table:style-name="ce13" table:formula="of:=1000000000/([.A26]*1000)" office:value-type="float" office:value="1302.08333333333" calcext:value-type="float">
            <text:p>1302</text:p>
          </table:table-cell>
          <table:table-cell table:style-name="ce13" table:formula="of:=[.B26]-[.$B$16]-[.$B$17]" office:value-type="float" office:value="897.083333333333" calcext:value-type="float">
            <text:p>897</text:p>
          </table:table-cell>
          <table:table-cell table:style-name="ce16" table:formula="of:=1000/([.C26]/24)" office:value-type="float" office:value="26.7533673943335" calcext:value-type="float">
            <text:p>26,8</text:p>
          </table:table-cell>
          <table:table-cell table:style-name="ce17" office:value-type="float" office:value="49.152" calcext:value-type="float">
            <text:p>49,152</text:p>
          </table:table-cell>
          <table:table-cell table:number-columns-repeated="8"/>
        </table:table-row>
        <table:table-row table:style-name="ro3">
          <table:table-cell table:style-name="ce7" office:value-type="float" office:value="1536" calcext:value-type="float">
            <text:p>1536</text:p>
          </table:table-cell>
          <table:table-cell table:style-name="ce13" table:formula="of:=1000000000/([.A27]*1000)" office:value-type="float" office:value="651.041666666667" calcext:value-type="float">
            <text:p>651</text:p>
          </table:table-cell>
          <table:table-cell table:style-name="ce13" table:formula="of:=[.B27]-[.$B$16]-[.$B$17]" office:value-type="float" office:value="246.041666666667" calcext:value-type="float">
            <text:p>246</text:p>
          </table:table-cell>
          <table:table-cell table:style-name="ce16" table:formula="of:=1000/([.C27]/24)" office:value-type="float" office:value="97.5444538526673" calcext:value-type="float">
            <text:p>97,5</text:p>
          </table:table-cell>
          <table:table-cell table:style-name="ce17" office:value-type="float" office:value="98.304" calcext:value-type="float">
            <text:p>98,304</text:p>
          </table:table-cell>
          <table:table-cell table:number-columns-repeated="4"/>
          <table:table-cell table:style-name="ce6" office:value-type="string" calcext:value-type="string">
            <text:p>MCLKDIV</text:p>
          </table:table-cell>
          <table:table-cell table:style-name="ce6" office:value-type="string" calcext:value-type="string">
            <text:p>F divided (MHz)</text:p>
          </table:table-cell>
          <table:table-cell table:style-name="ce115" office:value-type="string" calcext:value-type="string">
            <text:p>2^n</text:p>
          </table:table-cell>
          <table:table-cell/>
        </table:table-row>
        <table:table-row table:style-name="ro1">
          <table:table-cell table:number-columns-repeated="9"/>
          <table:table-cell table:style-name="ce10" office:value-type="float" office:value="0" calcext:value-type="float">
            <text:p>0</text:p>
          </table:table-cell>
          <table:table-cell table:style-name="ce113" office:value-type="float" office:value="98.304" calcext:value-type="float">
            <text:p>98,304</text:p>
          </table:table-cell>
          <table:table-cell table:style-name="ce115" table:formula="of:=2^[.J28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 nombre de données à lire dans le temps Tacq_max est de 24 bits.</text:p>
          </table:table-cell>
          <table:table-cell table:number-columns-repeated="8"/>
          <table:table-cell table:style-name="ce10" office:value-type="float" office:value="1" calcext:value-type="float">
            <text:p>1</text:p>
          </table:table-cell>
          <table:table-cell table:style-name="ce113" table:formula="of:=[.$K$28]/2^[.J29]" office:value-type="float" office:value="49.152" calcext:value-type="float">
            <text:p>49,152</text:p>
          </table:table-cell>
          <table:table-cell table:style-name="ce115" table:formula="of:=2^[.J29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 fréquence de l’horloge nécessaire pour lire les 24 valeurs est calculée dans la colonne ReadClk_min</text:p>
          </table:table-cell>
          <table:table-cell table:number-columns-repeated="8"/>
          <table:table-cell table:style-name="ce10" office:value-type="float" office:value="2" calcext:value-type="float">
            <text:p>2</text:p>
          </table:table-cell>
          <table:table-cell table:style-name="ce113" table:formula="of:=[.$K$28]/2^[.J30]" office:value-type="float" office:value="24.576" calcext:value-type="float">
            <text:p>24,576</text:p>
          </table:table-cell>
          <table:table-cell table:style-name="ce115" table:formula="of:=2^[.J3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a colonne ClockX <text:s/>représente les fréquences réelles disponible &gt; à ReadClck.</text:p>
          </table:table-cell>
          <table:table-cell table:number-columns-repeated="8"/>
          <table:table-cell table:style-name="ce10" office:value-type="float" office:value="3" calcext:value-type="float">
            <text:p>3</text:p>
          </table:table-cell>
          <table:table-cell table:style-name="ce113" table:formula="of:=[.$K$28]/2^[.J31]" office:value-type="float" office:value="12.288" calcext:value-type="float">
            <text:p>12,288</text:p>
          </table:table-cell>
          <table:table-cell table:style-name="ce115" table:formula="of:=2^[.J31]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9"/>
          <table:table-cell table:style-name="ce10" office:value-type="float" office:value="4" calcext:value-type="float">
            <text:p>4</text:p>
          </table:table-cell>
          <table:table-cell table:style-name="ce113" table:formula="of:=[.$K$28]/2^[.J32]" office:value-type="float" office:value="6.144" calcext:value-type="float">
            <text:p>6,144</text:p>
          </table:table-cell>
          <table:table-cell table:style-name="ce115" table:formula="of:=2^[.J32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ainenant, il faut aussi tenir du moyennage !</text:p>
          </table:table-cell>
          <table:table-cell table:number-columns-repeated="8"/>
          <table:table-cell table:style-name="ce10" office:value-type="float" office:value="5" calcext:value-type="float">
            <text:p>5</text:p>
          </table:table-cell>
          <table:table-cell table:style-name="ce113" table:formula="of:=[.$K$28]/2^[.J33]" office:value-type="float" office:value="3.072" calcext:value-type="float">
            <text:p>3,072</text:p>
          </table:table-cell>
          <table:table-cell table:style-name="ce115" table:formula="of:=2^[.J33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Le tableau ci-dessous regroupe tout les possibilitées de réglages possible :</text:p>
          </table:table-cell>
          <table:table-cell table:number-columns-repeated="8"/>
          <table:table-cell table:style-name="ce10" office:value-type="float" office:value="6" calcext:value-type="float">
            <text:p>6</text:p>
          </table:table-cell>
          <table:table-cell table:style-name="ce113" table:formula="of:=[.$K$28]/2^[.J34]" office:value-type="float" office:value="1.536" calcext:value-type="float">
            <text:p>1,536</text:p>
          </table:table-cell>
          <table:table-cell table:style-name="ce115" table:formula="of:=2^[.J34]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Les combinaisons Fs et moyenne sont limitées par le valeurs maximale de 1536kHz pour la fréquence d’échantillonnage réelle.</text:p>
          </table:table-cell>
          <table:table-cell table:number-columns-repeated="8"/>
          <table:table-cell table:style-name="ce10" office:value-type="float" office:value="7" calcext:value-type="float">
            <text:p>7</text:p>
          </table:table-cell>
          <table:table-cell table:style-name="ce113" table:formula="of:=[.$K$28]/2^[.J35]" office:value-type="float" office:value="0.768" calcext:value-type="float">
            <text:p>0,768</text:p>
          </table:table-cell>
          <table:table-cell table:style-name="ce115" table:formula="of:=2^[.J35]"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Si Fso=12kHz AVG max= 128 car 12k*128 = 1536kHz. Il y a 36 combinaisons possibles de SR/AVG.</text:p>
          </table:table-cell>
          <table:table-cell table:number-columns-repeated="8"/>
          <table:table-cell table:style-name="ce10" office:value-type="float" office:value="8" calcext:value-type="float">
            <text:p>8</text:p>
          </table:table-cell>
          <table:table-cell table:style-name="ce113" table:formula="of:=[.$K$28]/2^[.J36]" office:value-type="float" office:value="0.384" calcext:value-type="float">
            <text:p>0,384</text:p>
          </table:table-cell>
          <table:table-cell table:style-name="ce115" table:formula="of:=2^[.J36]" office:value-type="float" office:value="256" calcext:value-type="float">
            <text:p>256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e calcul de la fréquence de ReadClock est ici plus complexe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l dépend déjà du mode de conversion choisi, Normal ou Disrtibué.</text:p>
          </table:table-cell>
          <table:table-cell table:number-columns-repeated="12"/>
        </table:table-row>
        <table:table-row table:style-name="ro1">
          <table:table-cell table:style-name="ce8" office:value-type="string" calcext:value-type="string">
            <text:p>1 ) MODE NORMAL : Dans ce mode, les 24 bits de données sont lues dans un seul cycle de conversion.</text:p>
          </table:table-cell>
          <table:table-cell table:number-columns-repeated="12"/>
        </table:table-row>
        <table:table-row table:style-name="ro1">
          <table:table-cell table:style-name="ce8" office:value-type="string" calcext:value-type="string">
            <text:p>On peut donc se baser sur le tableau précédent pour obtenir la vitesse de ReadClock nécessaire.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>
            <text:p>2) MODE DISTRIBUE : Dans le mode distribué, les 24 coups d’horloge peuvent être répartis sur AVG-1 échantillons.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>
            <text:p>AVG représentant la valeur de moyennage. Cela a comme gros avantage de permettre d’utiliser une horloge de lecture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>
            <text:p>ReadClock de fréquence beaucoup plus faible.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ns le tableau ci-dessous nFS représente la fréquence réelle d’échantillonnage de l’ADC, Fso est la fréquence effective d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échantillons disponibles après moyennage (Fso=nFS si AVG=1).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e tableau donne les vitesses de ReadClock dans le cas du mode DISTRIBUE. Les 24 coups de clock son répartis dans les AVG-1 cycles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 colonne ReadClk/Cycle donne le nombre de coup d’horloge nécessaire par période de Fso 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4">
          <table:table-cell table:style-name="ce6" office:value-type="string" calcext:value-type="string">
            <text:p>Fso (kHz)</text:p>
          </table:table-cell>
          <table:table-cell table:style-name="ce6" office:value-type="string" calcext:value-type="string">
            <text:p>AVG (moyenne)</text:p>
          </table:table-cell>
          <table:table-cell table:style-name="ce6" office:value-type="string" calcext:value-type="string">
            <text:p>nFS (kHz)</text:p>
          </table:table-cell>
          <table:table-cell table:style-name="ce6" office:value-type="string" calcext:value-type="string">
            <text:p>AVG-1</text:p>
          </table:table-cell>
          <table:table-cell table:style-name="ce6" office:value-type="string" calcext:value-type="string">
            <text:p>ReadClk/Cycle</text:p>
          </table:table-cell>
          <table:table-cell table:style-name="ce6" office:value-type="string" calcext:value-type="string">
            <text:p>Tcycle (ns)</text:p>
          </table:table-cell>
          <table:table-cell table:style-name="ce6" office:value-type="string" calcext:value-type="string">
            <text:p>Tacq_max (ns)</text:p>
          </table:table-cell>
          <table:table-cell table:style-name="ce6" office:value-type="string" calcext:value-type="string">
            <text:p>ReadClk_min (MHz)</text:p>
          </table:table-cell>
          <table:table-cell table:style-name="ce6" office:value-type="string" calcext:value-type="string">
            <text:p>ClockX</text:p>
          </table:table-cell>
          <table:table-cell table:style-name="ce6" office:value-type="string" calcext:value-type="string">
            <text:p>MCLKDIV (Power of 2)</text:p>
          </table:table-cell>
          <table:table-cell table:style-name="ce114" office:value-type="string" calcext:value-type="string">
            <text:p>clkX*2^div CHECK</text:p>
          </table:table-cell>
          <table:table-cell table:style-name="ce116" office:value-type="string" calcext:value-type="string">
            <text:p>MCLKDIV (Decimal)</text:p>
          </table:table-cell>
          <table:table-cell table:style-name="ce125" office:value-type="string" calcext:value-type="string">
            <text:p>Fréquence</text:p>
          </table:table-cell>
        </table:table-row>
        <table:table-row table:style-name="ro1">
          <table:table-cell table:style-name="ce33" office:value-type="float" office:value="12" calcext:value-type="float">
            <text:p>12</text:p>
          </table:table-cell>
          <table:table-cell table:style-name="ce56" office:value-type="float" office:value="1" calcext:value-type="float">
            <text:p>1</text:p>
          </table:table-cell>
          <table:table-cell table:style-name="ce56" table:formula="of:=[.A53]*[.B53]" office:value-type="float" office:value="12" calcext:value-type="float">
            <text:p>12</text:p>
          </table:table-cell>
          <table:table-cell table:style-name="ce56" table:formula="of:=[.B53]-1" office:value-type="float" office:value="0" calcext:value-type="float">
            <text:p>0</text:p>
          </table:table-cell>
          <table:table-cell table:style-name="ce80" table:formula="of:=IF([.D53]=0;24;ROUNDUP(24/[.D53]))" office:value-type="float" office:value="24" calcext:value-type="float">
            <text:p>24</text:p>
          </table:table-cell>
          <table:table-cell table:style-name="ce95" table:formula="of:=1000000000/([.C53]*1000)" office:value-type="float" office:value="83333.3333333333" calcext:value-type="float">
            <text:p>83333</text:p>
          </table:table-cell>
          <table:table-cell table:style-name="ce95" table:formula="of:=[.F53]-[.$B$16]-[.$B$17]" office:value-type="float" office:value="82928.3333333333" calcext:value-type="float">
            <text:p>82928</text:p>
          </table:table-cell>
          <table:table-cell table:style-name="ce96" table:formula="of:=1000/([.G53]/[.E53])" office:value-type="float" office:value="0.289406515666137" calcext:value-type="float">
            <text:p>0,289</text:p>
          </table:table-cell>
          <table:table-cell table:style-name="ce104" office:value-type="float" office:value="0.384" calcext:value-type="float">
            <text:p>0,384</text:p>
          </table:table-cell>
          <table:table-cell table:style-name="ce95" table:formula="of:=IF([.I53]=0.384;8;IF([.I53]=0.768;7;IF([.I53]=1.536;6;IF([.I53]=3.072;5;IF([.I53]=6.144;4;IF([.I53]=12.288;3;IF([.I53]=24.576;2;IF([.I53]=49.152;1))))))))" office:value-type="float" office:value="8" calcext:value-type="float">
            <text:p>8</text:p>
          </table:table-cell>
          <table:table-cell table:formula="of:=[.I53]*2^[.J53]" office:value-type="float" office:value="98.304" calcext:value-type="float">
            <text:p>98,304</text:p>
          </table:table-cell>
          <table:table-cell table:style-name="ce117" table:formula="of:=IF(2^[.J53]&gt;64;64;2^[.J53])" office:value-type="float" office:value="64" calcext:value-type="float">
            <text:p>64</text:p>
          </table:table-cell>
          <table:table-cell table:style-name="ce126" table:formula="of:=[.K53]/[.L53]" office:value-type="currency" office:currency="MHz" office:value="1.536" calcext:value-type="currency">
            <text:p>1,536 MHz</text:p>
          </table:table-cell>
        </table:table-row>
        <table:table-row table:style-name="ro1">
          <table:table-cell table:style-name="ce34" office:value-type="float" office:value="12" calcext:value-type="float">
            <text:p>12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formula="of:=[.A54]*[.B54]" office:value-type="float" office:value="24" calcext:value-type="float">
            <text:p>24</text:p>
          </table:table-cell>
          <table:table-cell table:style-name="ce57" table:formula="of:=[.B54]-1" office:value-type="float" office:value="1" calcext:value-type="float">
            <text:p>1</text:p>
          </table:table-cell>
          <table:table-cell table:style-name="ce81" table:formula="of:=IF([.D54]=0;24;ROUNDUP(24/[.D54]))" office:value-type="float" office:value="24" calcext:value-type="float">
            <text:p>24</text:p>
          </table:table-cell>
          <table:table-cell table:style-name="ce95" table:formula="of:=1000000000/([.C54]*1000)" office:value-type="float" office:value="41666.6666666667" calcext:value-type="float">
            <text:p>41667</text:p>
          </table:table-cell>
          <table:table-cell table:style-name="ce95" table:formula="of:=[.F54]-[.$B$16]-[.$B$17]" office:value-type="float" office:value="41261.6666666667" calcext:value-type="float">
            <text:p>41262</text:p>
          </table:table-cell>
          <table:table-cell table:style-name="ce96" table:formula="of:=1000/([.G54]/[.E54])" office:value-type="float" office:value="0.581653673708446" calcext:value-type="float">
            <text:p>0,582</text:p>
          </table:table-cell>
          <table:table-cell table:style-name="ce104" office:value-type="float" office:value="0.768" calcext:value-type="float">
            <text:p>0,768</text:p>
          </table:table-cell>
          <table:table-cell table:style-name="ce95" table:formula="of:=IF([.I54]=0.384;8;IF([.I54]=0.768;7;IF([.I54]=1.536;6;IF([.I54]=3.072;5;IF([.I54]=6.144;4;IF([.I54]=12.288;3;IF([.I54]=24.576;2;IF([.I54]=49.152;1))))))))" office:value-type="float" office:value="7" calcext:value-type="float">
            <text:p>7</text:p>
          </table:table-cell>
          <table:table-cell table:formula="of:=[.I54]*2^[.J54]" office:value-type="float" office:value="98.304" calcext:value-type="float">
            <text:p>98,304</text:p>
          </table:table-cell>
          <table:table-cell table:style-name="ce117" table:formula="of:=IF(2^[.J54]&gt;64;64;2^[.J54])" office:value-type="float" office:value="64" calcext:value-type="float">
            <text:p>64</text:p>
          </table:table-cell>
          <table:table-cell table:style-name="ce126" table:formula="of:=[.K54]/[.L54]" office:value-type="currency" office:currency="MHz" office:value="1.536" calcext:value-type="currency">
            <text:p>1,536 MHz</text:p>
          </table:table-cell>
        </table:table-row>
        <table:table-row table:style-name="ro1">
          <table:table-cell table:style-name="ce34" office:value-type="float" office:value="12" calcext:value-type="float">
            <text:p>12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formula="of:=[.A55]*[.B55]" office:value-type="float" office:value="48" calcext:value-type="float">
            <text:p>48</text:p>
          </table:table-cell>
          <table:table-cell table:style-name="ce57" table:formula="of:=[.B55]-1" office:value-type="float" office:value="3" calcext:value-type="float">
            <text:p>3</text:p>
          </table:table-cell>
          <table:table-cell table:style-name="ce81" table:formula="of:=IF([.D55]=0;24;ROUNDUP(24/[.D55]))" office:value-type="float" office:value="8" calcext:value-type="float">
            <text:p>8</text:p>
          </table:table-cell>
          <table:table-cell table:style-name="ce95" table:formula="of:=1000000000/([.C55]*1000)" office:value-type="float" office:value="20833.3333333333" calcext:value-type="float">
            <text:p>20833</text:p>
          </table:table-cell>
          <table:table-cell table:style-name="ce95" table:formula="of:=[.F55]-[.$B$16]-[.$B$17]" office:value-type="float" office:value="20428.3333333333" calcext:value-type="float">
            <text:p>20428</text:p>
          </table:table-cell>
          <table:table-cell table:style-name="ce96" table:formula="of:=1000/([.G55]/[.E55])" office:value-type="float" office:value="0.391612955861956" calcext:value-type="float">
            <text:p>0,392</text:p>
          </table:table-cell>
          <table:table-cell table:style-name="ce104" office:value-type="float" office:value="0.768" calcext:value-type="float">
            <text:p>0,768</text:p>
          </table:table-cell>
          <table:table-cell table:style-name="ce95" table:formula="of:=IF([.I55]=0.384;8;IF([.I55]=0.768;7;IF([.I55]=1.536;6;IF([.I55]=3.072;5;IF([.I55]=6.144;4;IF([.I55]=12.288;3;IF([.I55]=24.576;2;IF([.I55]=49.152;1))))))))" office:value-type="float" office:value="7" calcext:value-type="float">
            <text:p>7</text:p>
          </table:table-cell>
          <table:table-cell table:formula="of:=[.I55]*2^[.J55]" office:value-type="float" office:value="98.304" calcext:value-type="float">
            <text:p>98,304</text:p>
          </table:table-cell>
          <table:table-cell table:style-name="ce117" table:formula="of:=IF(2^[.J55]&gt;64;64;2^[.J55])" office:value-type="float" office:value="64" calcext:value-type="float">
            <text:p>64</text:p>
          </table:table-cell>
          <table:table-cell table:style-name="ce126" table:formula="of:=[.K55]/[.L55]" office:value-type="currency" office:currency="MHz" office:value="1.536" calcext:value-type="currency">
            <text:p>1,536 MHz</text:p>
          </table:table-cell>
        </table:table-row>
        <table:table-row table:style-name="ro1">
          <table:table-cell table:style-name="ce34" office:value-type="float" office:value="12" calcext:value-type="float">
            <text:p>12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formula="of:=[.A56]*[.B56]" office:value-type="float" office:value="96" calcext:value-type="float">
            <text:p>96</text:p>
          </table:table-cell>
          <table:table-cell table:style-name="ce57" table:formula="of:=[.B56]-1" office:value-type="float" office:value="7" calcext:value-type="float">
            <text:p>7</text:p>
          </table:table-cell>
          <table:table-cell table:style-name="ce81" table:formula="of:=IF([.D56]=0;24;ROUNDUP(24/[.D56]))" office:value-type="float" office:value="4" calcext:value-type="float">
            <text:p>4</text:p>
          </table:table-cell>
          <table:table-cell table:style-name="ce95" table:formula="of:=1000000000/([.C56]*1000)" office:value-type="float" office:value="10416.6666666667" calcext:value-type="float">
            <text:p>10417</text:p>
          </table:table-cell>
          <table:table-cell table:style-name="ce95" table:formula="of:=[.F56]-[.$B$16]-[.$B$17]" office:value-type="float" office:value="10011.6666666667" calcext:value-type="float">
            <text:p>10012</text:p>
          </table:table-cell>
          <table:table-cell table:style-name="ce96" table:formula="of:=1000/([.G56]/[.E56])" office:value-type="float" office:value="0.399533877143333" calcext:value-type="float">
            <text:p>0,400</text:p>
          </table:table-cell>
          <table:table-cell table:style-name="ce104" office:value-type="float" office:value="0.768" calcext:value-type="float">
            <text:p>0,768</text:p>
          </table:table-cell>
          <table:table-cell table:style-name="ce95" table:formula="of:=IF([.I56]=0.384;8;IF([.I56]=0.768;7;IF([.I56]=1.536;6;IF([.I56]=3.072;5;IF([.I56]=6.144;4;IF([.I56]=12.288;3;IF([.I56]=24.576;2;IF([.I56]=49.152;1))))))))" office:value-type="float" office:value="7" calcext:value-type="float">
            <text:p>7</text:p>
          </table:table-cell>
          <table:table-cell table:formula="of:=[.I56]*2^[.J56]" office:value-type="float" office:value="98.304" calcext:value-type="float">
            <text:p>98,304</text:p>
          </table:table-cell>
          <table:table-cell table:style-name="ce117" table:formula="of:=IF(2^[.J56]&gt;64;64;2^[.J56])" office:value-type="float" office:value="64" calcext:value-type="float">
            <text:p>64</text:p>
          </table:table-cell>
          <table:table-cell table:style-name="ce126" table:formula="of:=[.K56]/[.L56]" office:value-type="currency" office:currency="MHz" office:value="1.536" calcext:value-type="currency">
            <text:p>1,536 MHz</text:p>
          </table:table-cell>
        </table:table-row>
        <table:table-row table:style-name="ro1">
          <table:table-cell table:style-name="ce34" office:value-type="float" office:value="12" calcext:value-type="float">
            <text:p>12</text:p>
          </table:table-cell>
          <table:table-cell table:style-name="ce57" office:value-type="float" office:value="16" calcext:value-type="float">
            <text:p>16</text:p>
          </table:table-cell>
          <table:table-cell table:style-name="ce57" table:formula="of:=[.A57]*[.B57]" office:value-type="float" office:value="192" calcext:value-type="float">
            <text:p>192</text:p>
          </table:table-cell>
          <table:table-cell table:style-name="ce57" table:formula="of:=[.B57]-1" office:value-type="float" office:value="15" calcext:value-type="float">
            <text:p>15</text:p>
          </table:table-cell>
          <table:table-cell table:style-name="ce81" table:formula="of:=IF([.D57]=0;24;ROUNDUP(24/[.D57]))" office:value-type="float" office:value="2" calcext:value-type="float">
            <text:p>2</text:p>
          </table:table-cell>
          <table:table-cell table:style-name="ce95" table:formula="of:=1000000000/([.C57]*1000)" office:value-type="float" office:value="5208.33333333333" calcext:value-type="float">
            <text:p>5208</text:p>
          </table:table-cell>
          <table:table-cell table:style-name="ce95" table:formula="of:=[.F57]-[.$B$16]-[.$B$17]" office:value-type="float" office:value="4803.33333333333" calcext:value-type="float">
            <text:p>4803</text:p>
          </table:table-cell>
          <table:table-cell table:style-name="ce96" table:formula="of:=1000/([.G57]/[.E57])" office:value-type="float" office:value="0.416377515614157" calcext:value-type="float">
            <text:p>0,416</text:p>
          </table:table-cell>
          <table:table-cell table:style-name="ce104" office:value-type="float" office:value="0.768" calcext:value-type="float">
            <text:p>0,768</text:p>
          </table:table-cell>
          <table:table-cell table:style-name="ce95" table:formula="of:=IF([.I57]=0.384;8;IF([.I57]=0.768;7;IF([.I57]=1.536;6;IF([.I57]=3.072;5;IF([.I57]=6.144;4;IF([.I57]=12.288;3;IF([.I57]=24.576;2;IF([.I57]=49.152;1))))))))" office:value-type="float" office:value="7" calcext:value-type="float">
            <text:p>7</text:p>
          </table:table-cell>
          <table:table-cell table:formula="of:=[.I57]*2^[.J57]" office:value-type="float" office:value="98.304" calcext:value-type="float">
            <text:p>98,304</text:p>
          </table:table-cell>
          <table:table-cell table:style-name="ce117" table:formula="of:=IF(2^[.J57]&gt;64;64;2^[.J57])" office:value-type="float" office:value="64" calcext:value-type="float">
            <text:p>64</text:p>
          </table:table-cell>
          <table:table-cell table:style-name="ce126" table:formula="of:=[.K57]/[.L57]" office:value-type="currency" office:currency="MHz" office:value="1.536" calcext:value-type="currency">
            <text:p>1,536 MHz</text:p>
          </table:table-cell>
        </table:table-row>
        <table:table-row table:style-name="ro1">
          <table:table-cell table:style-name="ce34" office:value-type="float" office:value="12" calcext:value-type="float">
            <text:p>12</text:p>
          </table:table-cell>
          <table:table-cell table:style-name="ce57" office:value-type="float" office:value="32" calcext:value-type="float">
            <text:p>32</text:p>
          </table:table-cell>
          <table:table-cell table:style-name="ce57" table:formula="of:=[.A58]*[.B58]" office:value-type="float" office:value="384" calcext:value-type="float">
            <text:p>384</text:p>
          </table:table-cell>
          <table:table-cell table:style-name="ce57" table:formula="of:=[.B58]-1" office:value-type="float" office:value="31" calcext:value-type="float">
            <text:p>31</text:p>
          </table:table-cell>
          <table:table-cell table:style-name="ce81" table:formula="of:=IF([.D58]=0;24;ROUNDUP(24/[.D58]))" office:value-type="float" office:value="1" calcext:value-type="float">
            <text:p>1</text:p>
          </table:table-cell>
          <table:table-cell table:style-name="ce95" table:formula="of:=1000000000/([.C58]*1000)" office:value-type="float" office:value="2604.16666666667" calcext:value-type="float">
            <text:p>2604</text:p>
          </table:table-cell>
          <table:table-cell table:style-name="ce95" table:formula="of:=[.F58]-[.$B$16]-[.$B$17]" office:value-type="float" office:value="2199.16666666667" calcext:value-type="float">
            <text:p>2199</text:p>
          </table:table-cell>
          <table:table-cell table:style-name="ce96" table:formula="of:=1000/([.G58]/[.E58])" office:value-type="float" office:value="0.454717696097006" calcext:value-type="float">
            <text:p>0,455</text:p>
          </table:table-cell>
          <table:table-cell table:style-name="ce104" office:value-type="float" office:value="0.768" calcext:value-type="float">
            <text:p>0,768</text:p>
          </table:table-cell>
          <table:table-cell table:style-name="ce95" table:formula="of:=IF([.I58]=0.384;8;IF([.I58]=0.768;7;IF([.I58]=1.536;6;IF([.I58]=3.072;5;IF([.I58]=6.144;4;IF([.I58]=12.288;3;IF([.I58]=24.576;2;IF([.I58]=49.152;1))))))))" office:value-type="float" office:value="7" calcext:value-type="float">
            <text:p>7</text:p>
          </table:table-cell>
          <table:table-cell table:formula="of:=[.I58]*2^[.J58]" office:value-type="float" office:value="98.304" calcext:value-type="float">
            <text:p>98,304</text:p>
          </table:table-cell>
          <table:table-cell table:style-name="ce117" table:formula="of:=IF(2^[.J58]&gt;64;64;2^[.J58])" office:value-type="float" office:value="64" calcext:value-type="float">
            <text:p>64</text:p>
          </table:table-cell>
          <table:table-cell table:style-name="ce126" table:formula="of:=[.K58]/[.L58]" office:value-type="currency" office:currency="MHz" office:value="1.536" calcext:value-type="currency">
            <text:p>1,536 MHz</text:p>
          </table:table-cell>
        </table:table-row>
        <table:table-row table:style-name="ro1">
          <table:table-cell table:style-name="ce34" office:value-type="float" office:value="12" calcext:value-type="float">
            <text:p>12</text:p>
          </table:table-cell>
          <table:table-cell table:style-name="ce57" office:value-type="float" office:value="64" calcext:value-type="float">
            <text:p>64</text:p>
          </table:table-cell>
          <table:table-cell table:style-name="ce57" table:formula="of:=[.A59]*[.B59]" office:value-type="float" office:value="768" calcext:value-type="float">
            <text:p>768</text:p>
          </table:table-cell>
          <table:table-cell table:style-name="ce57" table:formula="of:=[.B59]-1" office:value-type="float" office:value="63" calcext:value-type="float">
            <text:p>63</text:p>
          </table:table-cell>
          <table:table-cell table:style-name="ce81" table:formula="of:=IF([.D59]=0;24;ROUNDUP(24/[.D59]))" office:value-type="float" office:value="1" calcext:value-type="float">
            <text:p>1</text:p>
          </table:table-cell>
          <table:table-cell table:style-name="ce95" table:formula="of:=1000000000/([.C59]*1000)" office:value-type="float" office:value="1302.08333333333" calcext:value-type="float">
            <text:p>1302</text:p>
          </table:table-cell>
          <table:table-cell table:style-name="ce95" table:formula="of:=[.F59]-[.$B$16]-[.$B$17]" office:value-type="float" office:value="897.083333333333" calcext:value-type="float">
            <text:p>897</text:p>
          </table:table-cell>
          <table:table-cell table:style-name="ce96" table:formula="of:=1000/([.G59]/[.E59])" office:value-type="float" office:value="1.11472364143056" calcext:value-type="float">
            <text:p>1,115</text:p>
          </table:table-cell>
          <table:table-cell table:style-name="ce104" office:value-type="float" office:value="1.536" calcext:value-type="float">
            <text:p>1,536</text:p>
          </table:table-cell>
          <table:table-cell table:style-name="ce95" table:formula="of:=IF([.I59]=0.384;8;IF([.I59]=0.768;7;IF([.I59]=1.536;6;IF([.I59]=3.072;5;IF([.I59]=6.144;4;IF([.I59]=12.288;3;IF([.I59]=24.576;2;IF([.I59]=49.152;1))))))))" office:value-type="float" office:value="6" calcext:value-type="float">
            <text:p>6</text:p>
          </table:table-cell>
          <table:table-cell table:formula="of:=[.I59]*2^[.J59]" office:value-type="float" office:value="98.304" calcext:value-type="float">
            <text:p>98,304</text:p>
          </table:table-cell>
          <table:table-cell table:style-name="ce117" table:formula="of:=IF(2^[.J59]&gt;64;64;2^[.J59])" office:value-type="float" office:value="64" calcext:value-type="float">
            <text:p>64</text:p>
          </table:table-cell>
          <table:table-cell table:style-name="ce126" table:formula="of:=[.K59]/[.L59]" office:value-type="currency" office:currency="MHz" office:value="1.536" calcext:value-type="currency">
            <text:p>1,536 MHz</text:p>
          </table:table-cell>
        </table:table-row>
        <table:table-row table:style-name="ro1">
          <table:table-cell table:style-name="ce35" office:value-type="float" office:value="12" calcext:value-type="float">
            <text:p>12</text:p>
          </table:table-cell>
          <table:table-cell table:style-name="ce58" office:value-type="float" office:value="128" calcext:value-type="float">
            <text:p>128</text:p>
          </table:table-cell>
          <table:table-cell table:style-name="ce58" table:formula="of:=[.A60]*[.B60]" office:value-type="float" office:value="1536" calcext:value-type="float">
            <text:p>1536</text:p>
          </table:table-cell>
          <table:table-cell table:style-name="ce58" table:formula="of:=[.B60]-1" office:value-type="float" office:value="127" calcext:value-type="float">
            <text:p>127</text:p>
          </table:table-cell>
          <table:table-cell table:style-name="ce82" table:formula="of:=IF([.D60]=0;24;ROUNDUP(24/[.D60]))" office:value-type="float" office:value="1" calcext:value-type="float">
            <text:p>1</text:p>
          </table:table-cell>
          <table:table-cell table:style-name="ce95" table:formula="of:=1000000000/([.C60]*1000)" office:value-type="float" office:value="651.041666666667" calcext:value-type="float">
            <text:p>651</text:p>
          </table:table-cell>
          <table:table-cell table:style-name="ce95" table:formula="of:=[.F60]-[.$B$16]-[.$B$17]" office:value-type="float" office:value="246.041666666667" calcext:value-type="float">
            <text:p>246</text:p>
          </table:table-cell>
          <table:table-cell table:style-name="ce96" table:formula="of:=1000/([.G60]/[.E60])" office:value-type="float" office:value="4.06435224386114" calcext:value-type="float">
            <text:p>4,064</text:p>
          </table:table-cell>
          <table:table-cell table:style-name="ce104" office:value-type="float" office:value="6.144" calcext:value-type="float">
            <text:p>6,144</text:p>
          </table:table-cell>
          <table:table-cell table:style-name="ce95" table:formula="of:=IF([.I60]=0.384;8;IF([.I60]=0.768;7;IF([.I60]=1.536;6;IF([.I60]=3.072;5;IF([.I60]=6.144;4;IF([.I60]=12.288;3;IF([.I60]=24.576;2;IF([.I60]=49.152;1))))))))" office:value-type="float" office:value="4" calcext:value-type="float">
            <text:p>4</text:p>
          </table:table-cell>
          <table:table-cell table:formula="of:=[.I60]*2^[.J60]" office:value-type="float" office:value="98.304" calcext:value-type="float">
            <text:p>98,304</text:p>
          </table:table-cell>
          <table:table-cell table:style-name="ce117" table:formula="of:=IF(2^[.J60]&gt;64;64;2^[.J60])" office:value-type="float" office:value="16" calcext:value-type="float">
            <text:p>16</text:p>
          </table:table-cell>
          <table:table-cell table:style-name="ce126" table:formula="of:=[.K60]/[.L60]" office:value-type="currency" office:currency="MHz" office:value="6.144" calcext:value-type="currency">
            <text:p>6,144 MHz</text:p>
          </table:table-cell>
        </table:table-row>
        <table:table-row table:style-name="ro1"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1" calcext:value-type="float">
            <text:p>1</text:p>
          </table:table-cell>
          <table:table-cell table:style-name="ce40" table:formula="of:=[.A61]*[.B61]" office:value-type="float" office:value="24" calcext:value-type="float">
            <text:p>24</text:p>
          </table:table-cell>
          <table:table-cell table:style-name="ce40" table:formula="of:=[.B61]-1" office:value-type="float" office:value="0" calcext:value-type="float">
            <text:p>0</text:p>
          </table:table-cell>
          <table:table-cell table:style-name="ce84" table:formula="of:=IF([.D61]=0;24;ROUNDUP(24/[.D61]))" office:value-type="float" office:value="24" calcext:value-type="float">
            <text:p>24</text:p>
          </table:table-cell>
          <table:table-cell table:style-name="ce84" table:formula="of:=1000000000/([.C61]*1000)" office:value-type="float" office:value="41666.6666666667" calcext:value-type="float">
            <text:p>41667</text:p>
          </table:table-cell>
          <table:table-cell table:style-name="ce84" table:formula="of:=[.F61]-[.$B$16]-[.$B$17]" office:value-type="float" office:value="41261.6666666667" calcext:value-type="float">
            <text:p>41262</text:p>
          </table:table-cell>
          <table:table-cell table:style-name="ce97" table:formula="of:=1000/([.G61]/[.E61])" office:value-type="float" office:value="0.581653673708446" calcext:value-type="float">
            <text:p>0,582</text:p>
          </table:table-cell>
          <table:table-cell table:style-name="ce105" office:value-type="float" office:value="0.768" calcext:value-type="float">
            <text:p>0,768</text:p>
          </table:table-cell>
          <table:table-cell table:style-name="ce84" table:formula="of:=IF([.I61]=0.384;8;IF([.I61]=0.768;7;IF([.I61]=1.536;6;IF([.I61]=3.072;5;IF([.I61]=6.144;4;IF([.I61]=12.288;3;IF([.I61]=24.576;2;IF([.I61]=49.152;1))))))))" office:value-type="float" office:value="7" calcext:value-type="float">
            <text:p>7</text:p>
          </table:table-cell>
          <table:table-cell table:formula="of:=[.I61]*2^[.J61]" office:value-type="float" office:value="98.304" calcext:value-type="float">
            <text:p>98,304</text:p>
          </table:table-cell>
          <table:table-cell table:style-name="ce118" table:formula="of:=IF(2^[.J61]&gt;64;64;2^[.J61])" office:value-type="float" office:value="64" calcext:value-type="float">
            <text:p>64</text:p>
          </table:table-cell>
          <table:table-cell table:style-name="ce126" table:formula="of:=[.K61]/[.L61]" office:value-type="currency" office:currency="MHz" office:value="1.536" calcext:value-type="currency">
            <text:p>1,536 MHz</text:p>
          </table:table-cell>
        </table:table-row>
        <table:table-row table:style-name="ro1"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" calcext:value-type="float">
            <text:p>2</text:p>
          </table:table-cell>
          <table:table-cell table:style-name="ce40" table:formula="of:=[.A62]*[.B62]" office:value-type="float" office:value="48" calcext:value-type="float">
            <text:p>48</text:p>
          </table:table-cell>
          <table:table-cell table:style-name="ce40" table:formula="of:=[.B62]-1" office:value-type="float" office:value="1" calcext:value-type="float">
            <text:p>1</text:p>
          </table:table-cell>
          <table:table-cell table:style-name="ce84" table:formula="of:=IF([.D62]=0;24;ROUNDUP(24/[.D62]))" office:value-type="float" office:value="24" calcext:value-type="float">
            <text:p>24</text:p>
          </table:table-cell>
          <table:table-cell table:style-name="ce84" table:formula="of:=1000000000/([.C62]*1000)" office:value-type="float" office:value="20833.3333333333" calcext:value-type="float">
            <text:p>20833</text:p>
          </table:table-cell>
          <table:table-cell table:style-name="ce84" table:formula="of:=[.F62]-[.$B$16]-[.$B$17]" office:value-type="float" office:value="20428.3333333333" calcext:value-type="float">
            <text:p>20428</text:p>
          </table:table-cell>
          <table:table-cell table:style-name="ce97" table:formula="of:=1000/([.G62]/[.E62])" office:value-type="float" office:value="1.17483886758587" calcext:value-type="float">
            <text:p>1,175</text:p>
          </table:table-cell>
          <table:table-cell table:style-name="ce105" office:value-type="float" office:value="1.536" calcext:value-type="float">
            <text:p>1,536</text:p>
          </table:table-cell>
          <table:table-cell table:style-name="ce84" table:formula="of:=IF([.I62]=0.384;8;IF([.I62]=0.768;7;IF([.I62]=1.536;6;IF([.I62]=3.072;5;IF([.I62]=6.144;4;IF([.I62]=12.288;3;IF([.I62]=24.576;2;IF([.I62]=49.152;1))))))))" office:value-type="float" office:value="6" calcext:value-type="float">
            <text:p>6</text:p>
          </table:table-cell>
          <table:table-cell table:formula="of:=[.I62]*2^[.J62]" office:value-type="float" office:value="98.304" calcext:value-type="float">
            <text:p>98,304</text:p>
          </table:table-cell>
          <table:table-cell table:style-name="ce118" table:formula="of:=IF(2^[.J62]&gt;64;64;2^[.J62])" office:value-type="float" office:value="64" calcext:value-type="float">
            <text:p>64</text:p>
          </table:table-cell>
          <table:table-cell table:style-name="ce126" table:formula="of:=[.K62]/[.L62]" office:value-type="currency" office:currency="MHz" office:value="1.536" calcext:value-type="currency">
            <text:p>1,536 MHz</text:p>
          </table:table-cell>
        </table:table-row>
        <table:table-row table:style-name="ro1"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4" calcext:value-type="float">
            <text:p>4</text:p>
          </table:table-cell>
          <table:table-cell table:style-name="ce40" table:formula="of:=[.A63]*[.B63]" office:value-type="float" office:value="96" calcext:value-type="float">
            <text:p>96</text:p>
          </table:table-cell>
          <table:table-cell table:style-name="ce40" table:formula="of:=[.B63]-1" office:value-type="float" office:value="3" calcext:value-type="float">
            <text:p>3</text:p>
          </table:table-cell>
          <table:table-cell table:style-name="ce84" table:formula="of:=IF([.D63]=0;24;ROUNDUP(24/[.D63]))" office:value-type="float" office:value="8" calcext:value-type="float">
            <text:p>8</text:p>
          </table:table-cell>
          <table:table-cell table:style-name="ce84" table:formula="of:=1000000000/([.C63]*1000)" office:value-type="float" office:value="10416.6666666667" calcext:value-type="float">
            <text:p>10417</text:p>
          </table:table-cell>
          <table:table-cell table:style-name="ce84" table:formula="of:=[.F63]-[.$B$16]-[.$B$17]" office:value-type="float" office:value="10011.6666666667" calcext:value-type="float">
            <text:p>10012</text:p>
          </table:table-cell>
          <table:table-cell table:style-name="ce97" table:formula="of:=1000/([.G63]/[.E63])" office:value-type="float" office:value="0.799067754286666" calcext:value-type="float">
            <text:p>0,799</text:p>
          </table:table-cell>
          <table:table-cell table:style-name="ce105" office:value-type="float" office:value="1.536" calcext:value-type="float">
            <text:p>1,536</text:p>
          </table:table-cell>
          <table:table-cell table:style-name="ce84" table:formula="of:=IF([.I63]=0.384;8;IF([.I63]=0.768;7;IF([.I63]=1.536;6;IF([.I63]=3.072;5;IF([.I63]=6.144;4;IF([.I63]=12.288;3;IF([.I63]=24.576;2;IF([.I63]=49.152;1))))))))" office:value-type="float" office:value="6" calcext:value-type="float">
            <text:p>6</text:p>
          </table:table-cell>
          <table:table-cell table:formula="of:=[.I63]*2^[.J63]" office:value-type="float" office:value="98.304" calcext:value-type="float">
            <text:p>98,304</text:p>
          </table:table-cell>
          <table:table-cell table:style-name="ce118" table:formula="of:=IF(2^[.J63]&gt;64;64;2^[.J63])" office:value-type="float" office:value="64" calcext:value-type="float">
            <text:p>64</text:p>
          </table:table-cell>
          <table:table-cell table:style-name="ce126" table:formula="of:=[.K63]/[.L63]" office:value-type="currency" office:currency="MHz" office:value="1.536" calcext:value-type="currency">
            <text:p>1,536 MHz</text:p>
          </table:table-cell>
        </table:table-row>
        <table:table-row table:style-name="ro1"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8" calcext:value-type="float">
            <text:p>8</text:p>
          </table:table-cell>
          <table:table-cell table:style-name="ce40" table:formula="of:=[.A64]*[.B64]" office:value-type="float" office:value="192" calcext:value-type="float">
            <text:p>192</text:p>
          </table:table-cell>
          <table:table-cell table:style-name="ce40" table:formula="of:=[.B64]-1" office:value-type="float" office:value="7" calcext:value-type="float">
            <text:p>7</text:p>
          </table:table-cell>
          <table:table-cell table:style-name="ce84" table:formula="of:=IF([.D64]=0;24;ROUNDUP(24/[.D64]))" office:value-type="float" office:value="4" calcext:value-type="float">
            <text:p>4</text:p>
          </table:table-cell>
          <table:table-cell table:style-name="ce84" table:formula="of:=1000000000/([.C64]*1000)" office:value-type="float" office:value="5208.33333333333" calcext:value-type="float">
            <text:p>5208</text:p>
          </table:table-cell>
          <table:table-cell table:style-name="ce84" table:formula="of:=[.F64]-[.$B$16]-[.$B$17]" office:value-type="float" office:value="4803.33333333333" calcext:value-type="float">
            <text:p>4803</text:p>
          </table:table-cell>
          <table:table-cell table:style-name="ce97" table:formula="of:=1000/([.G64]/[.E64])" office:value-type="float" office:value="0.832755031228314" calcext:value-type="float">
            <text:p>0,833</text:p>
          </table:table-cell>
          <table:table-cell table:style-name="ce105" office:value-type="float" office:value="1.536" calcext:value-type="float">
            <text:p>1,536</text:p>
          </table:table-cell>
          <table:table-cell table:style-name="ce84" table:formula="of:=IF([.I64]=0.384;8;IF([.I64]=0.768;7;IF([.I64]=1.536;6;IF([.I64]=3.072;5;IF([.I64]=6.144;4;IF([.I64]=12.288;3;IF([.I64]=24.576;2;IF([.I64]=49.152;1))))))))" office:value-type="float" office:value="6" calcext:value-type="float">
            <text:p>6</text:p>
          </table:table-cell>
          <table:table-cell table:formula="of:=[.I64]*2^[.J64]" office:value-type="float" office:value="98.304" calcext:value-type="float">
            <text:p>98,304</text:p>
          </table:table-cell>
          <table:table-cell table:style-name="ce118" table:formula="of:=IF(2^[.J64]&gt;64;64;2^[.J64])" office:value-type="float" office:value="64" calcext:value-type="float">
            <text:p>64</text:p>
          </table:table-cell>
          <table:table-cell table:style-name="ce126" table:formula="of:=[.K64]/[.L64]" office:value-type="currency" office:currency="MHz" office:value="1.536" calcext:value-type="currency">
            <text:p>1,536 MHz</text:p>
          </table:table-cell>
        </table:table-row>
        <table:table-row table:style-name="ro1"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16" calcext:value-type="float">
            <text:p>16</text:p>
          </table:table-cell>
          <table:table-cell table:style-name="ce40" table:formula="of:=[.A65]*[.B65]" office:value-type="float" office:value="384" calcext:value-type="float">
            <text:p>384</text:p>
          </table:table-cell>
          <table:table-cell table:style-name="ce40" table:formula="of:=[.B65]-1" office:value-type="float" office:value="15" calcext:value-type="float">
            <text:p>15</text:p>
          </table:table-cell>
          <table:table-cell table:style-name="ce84" table:formula="of:=IF([.D65]=0;24;ROUNDUP(24/[.D65]))" office:value-type="float" office:value="2" calcext:value-type="float">
            <text:p>2</text:p>
          </table:table-cell>
          <table:table-cell table:style-name="ce84" table:formula="of:=1000000000/([.C65]*1000)" office:value-type="float" office:value="2604.16666666667" calcext:value-type="float">
            <text:p>2604</text:p>
          </table:table-cell>
          <table:table-cell table:style-name="ce84" table:formula="of:=[.F65]-[.$B$16]-[.$B$17]" office:value-type="float" office:value="2199.16666666667" calcext:value-type="float">
            <text:p>2199</text:p>
          </table:table-cell>
          <table:table-cell table:style-name="ce97" table:formula="of:=1000/([.G65]/[.E65])" office:value-type="float" office:value="0.909435392194013" calcext:value-type="float">
            <text:p>0,909</text:p>
          </table:table-cell>
          <table:table-cell table:style-name="ce105" office:value-type="float" office:value="1.536" calcext:value-type="float">
            <text:p>1,536</text:p>
          </table:table-cell>
          <table:table-cell table:style-name="ce84" table:formula="of:=IF([.I65]=0.384;8;IF([.I65]=0.768;7;IF([.I65]=1.536;6;IF([.I65]=3.072;5;IF([.I65]=6.144;4;IF([.I65]=12.288;3;IF([.I65]=24.576;2;IF([.I65]=49.152;1))))))))" office:value-type="float" office:value="6" calcext:value-type="float">
            <text:p>6</text:p>
          </table:table-cell>
          <table:table-cell table:formula="of:=[.I65]*2^[.J65]" office:value-type="float" office:value="98.304" calcext:value-type="float">
            <text:p>98,304</text:p>
          </table:table-cell>
          <table:table-cell table:style-name="ce118" table:formula="of:=IF(2^[.J65]&gt;64;64;2^[.J65])" office:value-type="float" office:value="64" calcext:value-type="float">
            <text:p>64</text:p>
          </table:table-cell>
          <table:table-cell table:style-name="ce126" table:formula="of:=[.K65]/[.L65]" office:value-type="currency" office:currency="MHz" office:value="1.536" calcext:value-type="currency">
            <text:p>1,536 MHz</text:p>
          </table:table-cell>
        </table:table-row>
        <table:table-row table:style-name="ro1"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32" calcext:value-type="float">
            <text:p>32</text:p>
          </table:table-cell>
          <table:table-cell table:style-name="ce40" table:formula="of:=[.A66]*[.B66]" office:value-type="float" office:value="768" calcext:value-type="float">
            <text:p>768</text:p>
          </table:table-cell>
          <table:table-cell table:style-name="ce40" table:formula="of:=[.B66]-1" office:value-type="float" office:value="31" calcext:value-type="float">
            <text:p>31</text:p>
          </table:table-cell>
          <table:table-cell table:style-name="ce84" table:formula="of:=IF([.D66]=0;24;ROUNDUP(24/[.D66]))" office:value-type="float" office:value="1" calcext:value-type="float">
            <text:p>1</text:p>
          </table:table-cell>
          <table:table-cell table:style-name="ce84" table:formula="of:=1000000000/([.C66]*1000)" office:value-type="float" office:value="1302.08333333333" calcext:value-type="float">
            <text:p>1302</text:p>
          </table:table-cell>
          <table:table-cell table:style-name="ce84" table:formula="of:=[.F66]-[.$B$16]-[.$B$17]" office:value-type="float" office:value="897.083333333333" calcext:value-type="float">
            <text:p>897</text:p>
          </table:table-cell>
          <table:table-cell table:style-name="ce97" table:formula="of:=1000/([.G66]/[.E66])" office:value-type="float" office:value="1.11472364143056" calcext:value-type="float">
            <text:p>1,115</text:p>
          </table:table-cell>
          <table:table-cell table:style-name="ce105" office:value-type="float" office:value="1.536" calcext:value-type="float">
            <text:p>1,536</text:p>
          </table:table-cell>
          <table:table-cell table:style-name="ce84" table:formula="of:=IF([.I66]=0.384;8;IF([.I66]=0.768;7;IF([.I66]=1.536;6;IF([.I66]=3.072;5;IF([.I66]=6.144;4;IF([.I66]=12.288;3;IF([.I66]=24.576;2;IF([.I66]=49.152;1))))))))" office:value-type="float" office:value="6" calcext:value-type="float">
            <text:p>6</text:p>
          </table:table-cell>
          <table:table-cell table:formula="of:=[.I66]*2^[.J66]" office:value-type="float" office:value="98.304" calcext:value-type="float">
            <text:p>98,304</text:p>
          </table:table-cell>
          <table:table-cell table:style-name="ce118" table:formula="of:=IF(2^[.J66]&gt;64;64;2^[.J66])" office:value-type="float" office:value="64" calcext:value-type="float">
            <text:p>64</text:p>
          </table:table-cell>
          <table:table-cell table:style-name="ce126" table:formula="of:=[.K66]/[.L66]" office:value-type="currency" office:currency="MHz" office:value="1.536" calcext:value-type="currency">
            <text:p>1,536 MHz</text:p>
          </table:table-cell>
        </table:table-row>
        <table:table-row table:style-name="ro1"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64" calcext:value-type="float">
            <text:p>64</text:p>
          </table:table-cell>
          <table:table-cell table:style-name="ce40" table:formula="of:=[.A67]*[.B67]" office:value-type="float" office:value="1536" calcext:value-type="float">
            <text:p>1536</text:p>
          </table:table-cell>
          <table:table-cell table:style-name="ce40" table:formula="of:=[.B67]-1" office:value-type="float" office:value="63" calcext:value-type="float">
            <text:p>63</text:p>
          </table:table-cell>
          <table:table-cell table:style-name="ce84" table:formula="of:=IF([.D67]=0;24;ROUNDUP(24/[.D67]))" office:value-type="float" office:value="1" calcext:value-type="float">
            <text:p>1</text:p>
          </table:table-cell>
          <table:table-cell table:style-name="ce84" table:formula="of:=1000000000/([.C67]*1000)" office:value-type="float" office:value="651.041666666667" calcext:value-type="float">
            <text:p>651</text:p>
          </table:table-cell>
          <table:table-cell table:style-name="ce84" table:formula="of:=[.F67]-[.$B$16]-[.$B$17]" office:value-type="float" office:value="246.041666666667" calcext:value-type="float">
            <text:p>246</text:p>
          </table:table-cell>
          <table:table-cell table:style-name="ce97" table:formula="of:=1000/([.G67]/[.E67])" office:value-type="float" office:value="4.06435224386114" calcext:value-type="float">
            <text:p>4,064</text:p>
          </table:table-cell>
          <table:table-cell table:style-name="ce105" office:value-type="float" office:value="6.144" calcext:value-type="float">
            <text:p>6,144</text:p>
          </table:table-cell>
          <table:table-cell table:style-name="ce84" table:formula="of:=IF([.I67]=0.384;8;IF([.I67]=0.768;7;IF([.I67]=1.536;6;IF([.I67]=3.072;5;IF([.I67]=6.144;4;IF([.I67]=12.288;3;IF([.I67]=24.576;2;IF([.I67]=49.152;1))))))))" office:value-type="float" office:value="4" calcext:value-type="float">
            <text:p>4</text:p>
          </table:table-cell>
          <table:table-cell table:formula="of:=[.I67]*2^[.J67]" office:value-type="float" office:value="98.304" calcext:value-type="float">
            <text:p>98,304</text:p>
          </table:table-cell>
          <table:table-cell table:style-name="ce118" table:formula="of:=IF(2^[.J67]&gt;64;64;2^[.J67])" office:value-type="float" office:value="16" calcext:value-type="float">
            <text:p>16</text:p>
          </table:table-cell>
          <table:table-cell table:style-name="ce126" table:formula="of:=[.K67]/[.L67]" office:value-type="currency" office:currency="MHz" office:value="6.144" calcext:value-type="currency">
            <text:p>6,144 MHz</text:p>
          </table:table-cell>
        </table:table-row>
        <table:table-row table:style-name="ro1"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formula="of:=[.A68]*[.B68]" office:value-type="float" office:value="48" calcext:value-type="float">
            <text:p>48</text:p>
          </table:table-cell>
          <table:table-cell table:style-name="ce41" table:formula="of:=[.B68]-1" office:value-type="float" office:value="0" calcext:value-type="float">
            <text:p>0</text:p>
          </table:table-cell>
          <table:table-cell table:style-name="ce86" table:formula="of:=IF([.D68]=0;24;ROUNDUP(24/[.D68]))" office:value-type="float" office:value="24" calcext:value-type="float">
            <text:p>24</text:p>
          </table:table-cell>
          <table:table-cell table:style-name="ce86" table:formula="of:=1000000000/([.C68]*1000)" office:value-type="float" office:value="20833.3333333333" calcext:value-type="float">
            <text:p>20833</text:p>
          </table:table-cell>
          <table:table-cell table:style-name="ce86" table:formula="of:=[.F68]-[.$B$16]-[.$B$17]" office:value-type="float" office:value="20428.3333333333" calcext:value-type="float">
            <text:p>20428</text:p>
          </table:table-cell>
          <table:table-cell table:style-name="ce98" table:formula="of:=1000/([.G68]/[.E68])" office:value-type="float" office:value="1.17483886758587" calcext:value-type="float">
            <text:p>1,175</text:p>
          </table:table-cell>
          <table:table-cell table:style-name="ce106" office:value-type="float" office:value="1.536" calcext:value-type="float">
            <text:p>1,536</text:p>
          </table:table-cell>
          <table:table-cell table:style-name="ce86" table:formula="of:=IF([.I68]=0.384;8;IF([.I68]=0.768;7;IF([.I68]=1.536;6;IF([.I68]=3.072;5;IF([.I68]=6.144;4;IF([.I68]=12.288;3;IF([.I68]=24.576;2;IF([.I68]=49.152;1))))))))" office:value-type="float" office:value="6" calcext:value-type="float">
            <text:p>6</text:p>
          </table:table-cell>
          <table:table-cell table:formula="of:=[.I68]*2^[.J68]" office:value-type="float" office:value="98.304" calcext:value-type="float">
            <text:p>98,304</text:p>
          </table:table-cell>
          <table:table-cell table:style-name="ce119" table:formula="of:=IF(2^[.J68]&gt;64;64;2^[.J68])" office:value-type="float" office:value="64" calcext:value-type="float">
            <text:p>64</text:p>
          </table:table-cell>
          <table:table-cell table:style-name="ce126" table:formula="of:=[.K68]/[.L68]" office:value-type="currency" office:currency="MHz" office:value="1.536" calcext:value-type="currency">
            <text:p>1,536 MHz</text:p>
          </table:table-cell>
        </table:table-row>
        <table:table-row table:style-name="ro1"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2" calcext:value-type="float">
            <text:p>2</text:p>
          </table:table-cell>
          <table:table-cell table:style-name="ce41" table:formula="of:=[.A69]*[.B69]" office:value-type="float" office:value="96" calcext:value-type="float">
            <text:p>96</text:p>
          </table:table-cell>
          <table:table-cell table:style-name="ce41" table:formula="of:=[.B69]-1" office:value-type="float" office:value="1" calcext:value-type="float">
            <text:p>1</text:p>
          </table:table-cell>
          <table:table-cell table:style-name="ce86" table:formula="of:=IF([.D69]=0;24;ROUNDUP(24/[.D69]))" office:value-type="float" office:value="24" calcext:value-type="float">
            <text:p>24</text:p>
          </table:table-cell>
          <table:table-cell table:style-name="ce86" table:formula="of:=1000000000/([.C69]*1000)" office:value-type="float" office:value="10416.6666666667" calcext:value-type="float">
            <text:p>10417</text:p>
          </table:table-cell>
          <table:table-cell table:style-name="ce86" table:formula="of:=[.F69]-[.$B$16]-[.$B$17]" office:value-type="float" office:value="10011.6666666667" calcext:value-type="float">
            <text:p>10012</text:p>
          </table:table-cell>
          <table:table-cell table:style-name="ce98" table:formula="of:=1000/([.G69]/[.E69])" office:value-type="float" office:value="2.39720326286" calcext:value-type="float">
            <text:p>2,397</text:p>
          </table:table-cell>
          <table:table-cell table:style-name="ce106" office:value-type="float" office:value="3.072" calcext:value-type="float">
            <text:p>3,072</text:p>
          </table:table-cell>
          <table:table-cell table:style-name="ce86" table:formula="of:=IF([.I69]=0.384;8;IF([.I69]=0.768;7;IF([.I69]=1.536;6;IF([.I69]=3.072;5;IF([.I69]=6.144;4;IF([.I69]=12.288;3;IF([.I69]=24.576;2;IF([.I69]=49.152;1))))))))" office:value-type="float" office:value="5" calcext:value-type="float">
            <text:p>5</text:p>
          </table:table-cell>
          <table:table-cell table:formula="of:=[.I69]*2^[.J69]" office:value-type="float" office:value="98.304" calcext:value-type="float">
            <text:p>98,304</text:p>
          </table:table-cell>
          <table:table-cell table:style-name="ce119" table:formula="of:=IF(2^[.J69]&gt;64;64;2^[.J69])" office:value-type="float" office:value="32" calcext:value-type="float">
            <text:p>32</text:p>
          </table:table-cell>
          <table:table-cell table:style-name="ce126" table:formula="of:=[.K69]/[.L69]" office:value-type="currency" office:currency="MHz" office:value="3.072" calcext:value-type="currency">
            <text:p>3,072 MHz</text:p>
          </table:table-cell>
        </table:table-row>
        <table:table-row table:style-name="ro1"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4" calcext:value-type="float">
            <text:p>4</text:p>
          </table:table-cell>
          <table:table-cell table:style-name="ce41" table:formula="of:=[.A70]*[.B70]" office:value-type="float" office:value="192" calcext:value-type="float">
            <text:p>192</text:p>
          </table:table-cell>
          <table:table-cell table:style-name="ce41" table:formula="of:=[.B70]-1" office:value-type="float" office:value="3" calcext:value-type="float">
            <text:p>3</text:p>
          </table:table-cell>
          <table:table-cell table:style-name="ce86" table:formula="of:=IF([.D70]=0;24;ROUNDUP(24/[.D70]))" office:value-type="float" office:value="8" calcext:value-type="float">
            <text:p>8</text:p>
          </table:table-cell>
          <table:table-cell table:style-name="ce86" table:formula="of:=1000000000/([.C70]*1000)" office:value-type="float" office:value="5208.33333333333" calcext:value-type="float">
            <text:p>5208</text:p>
          </table:table-cell>
          <table:table-cell table:style-name="ce86" table:formula="of:=[.F70]-[.$B$16]-[.$B$17]" office:value-type="float" office:value="4803.33333333333" calcext:value-type="float">
            <text:p>4803</text:p>
          </table:table-cell>
          <table:table-cell table:style-name="ce98" table:formula="of:=1000/([.G70]/[.E70])" office:value-type="float" office:value="1.66551006245663" calcext:value-type="float">
            <text:p>1,666</text:p>
          </table:table-cell>
          <table:table-cell table:style-name="ce106" office:value-type="float" office:value="3.072" calcext:value-type="float">
            <text:p>3,072</text:p>
          </table:table-cell>
          <table:table-cell table:style-name="ce86" table:formula="of:=IF([.I70]=0.384;8;IF([.I70]=0.768;7;IF([.I70]=1.536;6;IF([.I70]=3.072;5;IF([.I70]=6.144;4;IF([.I70]=12.288;3;IF([.I70]=24.576;2;IF([.I70]=49.152;1))))))))" office:value-type="float" office:value="5" calcext:value-type="float">
            <text:p>5</text:p>
          </table:table-cell>
          <table:table-cell table:formula="of:=[.I70]*2^[.J70]" office:value-type="float" office:value="98.304" calcext:value-type="float">
            <text:p>98,304</text:p>
          </table:table-cell>
          <table:table-cell table:style-name="ce119" table:formula="of:=IF(2^[.J70]&gt;64;64;2^[.J70])" office:value-type="float" office:value="32" calcext:value-type="float">
            <text:p>32</text:p>
          </table:table-cell>
          <table:table-cell table:style-name="ce126" table:formula="of:=[.K70]/[.L70]" office:value-type="currency" office:currency="MHz" office:value="3.072" calcext:value-type="currency">
            <text:p>3,072 MHz</text:p>
          </table:table-cell>
        </table:table-row>
        <table:table-row table:style-name="ro1"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8" calcext:value-type="float">
            <text:p>8</text:p>
          </table:table-cell>
          <table:table-cell table:style-name="ce41" table:formula="of:=[.A71]*[.B71]" office:value-type="float" office:value="384" calcext:value-type="float">
            <text:p>384</text:p>
          </table:table-cell>
          <table:table-cell table:style-name="ce41" table:formula="of:=[.B71]-1" office:value-type="float" office:value="7" calcext:value-type="float">
            <text:p>7</text:p>
          </table:table-cell>
          <table:table-cell table:style-name="ce86" table:formula="of:=IF([.D71]=0;24;ROUNDUP(24/[.D71]))" office:value-type="float" office:value="4" calcext:value-type="float">
            <text:p>4</text:p>
          </table:table-cell>
          <table:table-cell table:style-name="ce86" table:formula="of:=1000000000/([.C71]*1000)" office:value-type="float" office:value="2604.16666666667" calcext:value-type="float">
            <text:p>2604</text:p>
          </table:table-cell>
          <table:table-cell table:style-name="ce86" table:formula="of:=[.F71]-[.$B$16]-[.$B$17]" office:value-type="float" office:value="2199.16666666667" calcext:value-type="float">
            <text:p>2199</text:p>
          </table:table-cell>
          <table:table-cell table:style-name="ce98" table:formula="of:=1000/([.G71]/[.E71])" office:value-type="float" office:value="1.81887078438803" calcext:value-type="float">
            <text:p>1,819</text:p>
          </table:table-cell>
          <table:table-cell table:style-name="ce106" office:value-type="float" office:value="3.072" calcext:value-type="float">
            <text:p>3,072</text:p>
          </table:table-cell>
          <table:table-cell table:style-name="ce86" table:formula="of:=IF([.I71]=0.384;8;IF([.I71]=0.768;7;IF([.I71]=1.536;6;IF([.I71]=3.072;5;IF([.I71]=6.144;4;IF([.I71]=12.288;3;IF([.I71]=24.576;2;IF([.I71]=49.152;1))))))))" office:value-type="float" office:value="5" calcext:value-type="float">
            <text:p>5</text:p>
          </table:table-cell>
          <table:table-cell table:formula="of:=[.I71]*2^[.J71]" office:value-type="float" office:value="98.304" calcext:value-type="float">
            <text:p>98,304</text:p>
          </table:table-cell>
          <table:table-cell table:style-name="ce119" table:formula="of:=IF(2^[.J71]&gt;64;64;2^[.J71])" office:value-type="float" office:value="32" calcext:value-type="float">
            <text:p>32</text:p>
          </table:table-cell>
          <table:table-cell table:style-name="ce126" table:formula="of:=[.K71]/[.L71]" office:value-type="currency" office:currency="MHz" office:value="3.072" calcext:value-type="currency">
            <text:p>3,072 MHz</text:p>
          </table:table-cell>
        </table:table-row>
        <table:table-row table:style-name="ro1"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16" calcext:value-type="float">
            <text:p>16</text:p>
          </table:table-cell>
          <table:table-cell table:style-name="ce41" table:formula="of:=[.A72]*[.B72]" office:value-type="float" office:value="768" calcext:value-type="float">
            <text:p>768</text:p>
          </table:table-cell>
          <table:table-cell table:style-name="ce41" table:formula="of:=[.B72]-1" office:value-type="float" office:value="15" calcext:value-type="float">
            <text:p>15</text:p>
          </table:table-cell>
          <table:table-cell table:style-name="ce86" table:formula="of:=IF([.D72]=0;24;ROUNDUP(24/[.D72]))" office:value-type="float" office:value="2" calcext:value-type="float">
            <text:p>2</text:p>
          </table:table-cell>
          <table:table-cell table:style-name="ce86" table:formula="of:=1000000000/([.C72]*1000)" office:value-type="float" office:value="1302.08333333333" calcext:value-type="float">
            <text:p>1302</text:p>
          </table:table-cell>
          <table:table-cell table:style-name="ce86" table:formula="of:=[.F72]-[.$B$16]-[.$B$17]" office:value-type="float" office:value="897.083333333333" calcext:value-type="float">
            <text:p>897</text:p>
          </table:table-cell>
          <table:table-cell table:style-name="ce98" table:formula="of:=1000/([.G72]/[.E72])" office:value-type="float" office:value="2.22944728286112" calcext:value-type="float">
            <text:p>2,229</text:p>
          </table:table-cell>
          <table:table-cell table:style-name="ce106" office:value-type="float" office:value="3.072" calcext:value-type="float">
            <text:p>3,072</text:p>
          </table:table-cell>
          <table:table-cell table:style-name="ce86" table:formula="of:=IF([.I72]=0.384;8;IF([.I72]=0.768;7;IF([.I72]=1.536;6;IF([.I72]=3.072;5;IF([.I72]=6.144;4;IF([.I72]=12.288;3;IF([.I72]=24.576;2;IF([.I72]=49.152;1))))))))" office:value-type="float" office:value="5" calcext:value-type="float">
            <text:p>5</text:p>
          </table:table-cell>
          <table:table-cell table:formula="of:=[.I72]*2^[.J72]" office:value-type="float" office:value="98.304" calcext:value-type="float">
            <text:p>98,304</text:p>
          </table:table-cell>
          <table:table-cell table:style-name="ce119" table:formula="of:=IF(2^[.J72]&gt;64;64;2^[.J72])" office:value-type="float" office:value="32" calcext:value-type="float">
            <text:p>32</text:p>
          </table:table-cell>
          <table:table-cell table:style-name="ce126" table:formula="of:=[.K72]/[.L72]" office:value-type="currency" office:currency="MHz" office:value="3.072" calcext:value-type="currency">
            <text:p>3,072 MHz</text:p>
          </table:table-cell>
        </table:table-row>
        <table:table-row table:style-name="ro1"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32" calcext:value-type="float">
            <text:p>32</text:p>
          </table:table-cell>
          <table:table-cell table:style-name="ce41" table:formula="of:=[.A73]*[.B73]" office:value-type="float" office:value="1536" calcext:value-type="float">
            <text:p>1536</text:p>
          </table:table-cell>
          <table:table-cell table:style-name="ce41" table:formula="of:=[.B73]-1" office:value-type="float" office:value="31" calcext:value-type="float">
            <text:p>31</text:p>
          </table:table-cell>
          <table:table-cell table:style-name="ce86" table:formula="of:=IF([.D73]=0;24;ROUNDUP(24/[.D73]))" office:value-type="float" office:value="1" calcext:value-type="float">
            <text:p>1</text:p>
          </table:table-cell>
          <table:table-cell table:style-name="ce86" table:formula="of:=1000000000/([.C73]*1000)" office:value-type="float" office:value="651.041666666667" calcext:value-type="float">
            <text:p>651</text:p>
          </table:table-cell>
          <table:table-cell table:style-name="ce86" table:formula="of:=[.F73]-[.$B$16]-[.$B$17]" office:value-type="float" office:value="246.041666666667" calcext:value-type="float">
            <text:p>246</text:p>
          </table:table-cell>
          <table:table-cell table:style-name="ce98" table:formula="of:=1000/([.G73]/[.E73])" office:value-type="float" office:value="4.06435224386114" calcext:value-type="float">
            <text:p>4,064</text:p>
          </table:table-cell>
          <table:table-cell table:style-name="ce106" office:value-type="float" office:value="6.144" calcext:value-type="float">
            <text:p>6,144</text:p>
          </table:table-cell>
          <table:table-cell table:style-name="ce86" table:formula="of:=IF([.I73]=0.384;8;IF([.I73]=0.768;7;IF([.I73]=1.536;6;IF([.I73]=3.072;5;IF([.I73]=6.144;4;IF([.I73]=12.288;3;IF([.I73]=24.576;2;IF([.I73]=49.152;1))))))))" office:value-type="float" office:value="4" calcext:value-type="float">
            <text:p>4</text:p>
          </table:table-cell>
          <table:table-cell table:formula="of:=[.I73]*2^[.J73]" office:value-type="float" office:value="98.304" calcext:value-type="float">
            <text:p>98,304</text:p>
          </table:table-cell>
          <table:table-cell table:style-name="ce119" table:formula="of:=IF(2^[.J73]&gt;64;64;2^[.J73])" office:value-type="float" office:value="16" calcext:value-type="float">
            <text:p>16</text:p>
          </table:table-cell>
          <table:table-cell table:style-name="ce126" table:formula="of:=[.K73]/[.L73]" office:value-type="currency" office:currency="MHz" office:value="6.144" calcext:value-type="currency">
            <text:p>6,144 MHz</text:p>
          </table:table-cell>
        </table:table-row>
        <table:table-row table:style-name="ro1"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formula="of:=[.A74]*[.B74]" office:value-type="float" office:value="96" calcext:value-type="float">
            <text:p>96</text:p>
          </table:table-cell>
          <table:table-cell table:style-name="ce42" table:formula="of:=[.B74]-1" office:value-type="float" office:value="0" calcext:value-type="float">
            <text:p>0</text:p>
          </table:table-cell>
          <table:table-cell table:style-name="ce90" table:formula="of:=IF([.D74]=0;24;ROUNDUP(24/[.D74]))" office:value-type="float" office:value="24" calcext:value-type="float">
            <text:p>24</text:p>
          </table:table-cell>
          <table:table-cell table:style-name="ce90" table:formula="of:=1000000000/([.C74]*1000)" office:value-type="float" office:value="10416.6666666667" calcext:value-type="float">
            <text:p>10417</text:p>
          </table:table-cell>
          <table:table-cell table:style-name="ce90" table:formula="of:=[.F74]-[.$B$16]-[.$B$17]" office:value-type="float" office:value="10011.6666666667" calcext:value-type="float">
            <text:p>10012</text:p>
          </table:table-cell>
          <table:table-cell table:style-name="ce99" table:formula="of:=1000/([.G74]/[.E74])" office:value-type="float" office:value="2.39720326286" calcext:value-type="float">
            <text:p>2,397</text:p>
          </table:table-cell>
          <table:table-cell table:style-name="ce107" office:value-type="float" office:value="3.072" calcext:value-type="float">
            <text:p>3,072</text:p>
          </table:table-cell>
          <table:table-cell table:style-name="ce90" table:formula="of:=IF([.I74]=0.384;8;IF([.I74]=0.768;7;IF([.I74]=1.536;6;IF([.I74]=3.072;5;IF([.I74]=6.144;4;IF([.I74]=12.288;3;IF([.I74]=24.576;2;IF([.I74]=49.152;1))))))))" office:value-type="float" office:value="5" calcext:value-type="float">
            <text:p>5</text:p>
          </table:table-cell>
          <table:table-cell table:formula="of:=[.I74]*2^[.J74]" office:value-type="float" office:value="98.304" calcext:value-type="float">
            <text:p>98,304</text:p>
          </table:table-cell>
          <table:table-cell table:style-name="ce120" table:formula="of:=IF(2^[.J74]&gt;64;64;2^[.J74])" office:value-type="float" office:value="32" calcext:value-type="float">
            <text:p>32</text:p>
          </table:table-cell>
          <table:table-cell table:style-name="ce126" table:formula="of:=[.K74]/[.L74]" office:value-type="currency" office:currency="MHz" office:value="3.072" calcext:value-type="currency">
            <text:p>3,072 MHz</text:p>
          </table:table-cell>
        </table:table-row>
        <table:table-row table:style-name="ro1"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formula="of:=[.A75]*[.B75]" office:value-type="float" office:value="192" calcext:value-type="float">
            <text:p>192</text:p>
          </table:table-cell>
          <table:table-cell table:style-name="ce42" table:formula="of:=[.B75]-1" office:value-type="float" office:value="1" calcext:value-type="float">
            <text:p>1</text:p>
          </table:table-cell>
          <table:table-cell table:style-name="ce90" table:formula="of:=IF([.D75]=0;24;ROUNDUP(24/[.D75]))" office:value-type="float" office:value="24" calcext:value-type="float">
            <text:p>24</text:p>
          </table:table-cell>
          <table:table-cell table:style-name="ce90" table:formula="of:=1000000000/([.C75]*1000)" office:value-type="float" office:value="5208.33333333333" calcext:value-type="float">
            <text:p>5208</text:p>
          </table:table-cell>
          <table:table-cell table:style-name="ce90" table:formula="of:=[.F75]-[.$B$16]-[.$B$17]" office:value-type="float" office:value="4803.33333333333" calcext:value-type="float">
            <text:p>4803</text:p>
          </table:table-cell>
          <table:table-cell table:style-name="ce99" table:formula="of:=1000/([.G75]/[.E75])" office:value-type="float" office:value="4.99653018736988" calcext:value-type="float">
            <text:p>4,997</text:p>
          </table:table-cell>
          <table:table-cell table:style-name="ce107" office:value-type="float" office:value="6.144" calcext:value-type="float">
            <text:p>6,144</text:p>
          </table:table-cell>
          <table:table-cell table:style-name="ce90" table:formula="of:=IF([.I75]=0.384;8;IF([.I75]=0.768;7;IF([.I75]=1.536;6;IF([.I75]=3.072;5;IF([.I75]=6.144;4;IF([.I75]=12.288;3;IF([.I75]=24.576;2;IF([.I75]=49.152;1))))))))" office:value-type="float" office:value="4" calcext:value-type="float">
            <text:p>4</text:p>
          </table:table-cell>
          <table:table-cell table:formula="of:=[.I75]*2^[.J75]" office:value-type="float" office:value="98.304" calcext:value-type="float">
            <text:p>98,304</text:p>
          </table:table-cell>
          <table:table-cell table:style-name="ce120" table:formula="of:=IF(2^[.J75]&gt;64;64;2^[.J75])" office:value-type="float" office:value="16" calcext:value-type="float">
            <text:p>16</text:p>
          </table:table-cell>
          <table:table-cell table:style-name="ce126" table:formula="of:=[.K75]/[.L75]" office:value-type="currency" office:currency="MHz" office:value="6.144" calcext:value-type="currency">
            <text:p>6,144 MHz</text:p>
          </table:table-cell>
        </table:table-row>
        <table:table-row table:style-name="ro1"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formula="of:=[.A76]*[.B76]" office:value-type="float" office:value="384" calcext:value-type="float">
            <text:p>384</text:p>
          </table:table-cell>
          <table:table-cell table:style-name="ce42" table:formula="of:=[.B76]-1" office:value-type="float" office:value="3" calcext:value-type="float">
            <text:p>3</text:p>
          </table:table-cell>
          <table:table-cell table:style-name="ce90" table:formula="of:=IF([.D76]=0;24;ROUNDUP(24/[.D76]))" office:value-type="float" office:value="8" calcext:value-type="float">
            <text:p>8</text:p>
          </table:table-cell>
          <table:table-cell table:style-name="ce90" table:formula="of:=1000000000/([.C76]*1000)" office:value-type="float" office:value="2604.16666666667" calcext:value-type="float">
            <text:p>2604</text:p>
          </table:table-cell>
          <table:table-cell table:style-name="ce90" table:formula="of:=[.F76]-[.$B$16]-[.$B$17]" office:value-type="float" office:value="2199.16666666667" calcext:value-type="float">
            <text:p>2199</text:p>
          </table:table-cell>
          <table:table-cell table:style-name="ce99" table:formula="of:=1000/([.G76]/[.E76])" office:value-type="float" office:value="3.63774156877605" calcext:value-type="float">
            <text:p>3,638</text:p>
          </table:table-cell>
          <table:table-cell table:style-name="ce107" office:value-type="float" office:value="6.144" calcext:value-type="float">
            <text:p>6,144</text:p>
          </table:table-cell>
          <table:table-cell table:style-name="ce90" table:formula="of:=IF([.I76]=0.384;8;IF([.I76]=0.768;7;IF([.I76]=1.536;6;IF([.I76]=3.072;5;IF([.I76]=6.144;4;IF([.I76]=12.288;3;IF([.I76]=24.576;2;IF([.I76]=49.152;1))))))))" office:value-type="float" office:value="4" calcext:value-type="float">
            <text:p>4</text:p>
          </table:table-cell>
          <table:table-cell table:formula="of:=[.I76]*2^[.J76]" office:value-type="float" office:value="98.304" calcext:value-type="float">
            <text:p>98,304</text:p>
          </table:table-cell>
          <table:table-cell table:style-name="ce120" table:formula="of:=IF(2^[.J76]&gt;64;64;2^[.J76])" office:value-type="float" office:value="16" calcext:value-type="float">
            <text:p>16</text:p>
          </table:table-cell>
          <table:table-cell table:style-name="ce126" table:formula="of:=[.K76]/[.L76]" office:value-type="currency" office:currency="MHz" office:value="6.144" calcext:value-type="currency">
            <text:p>6,144 MHz</text:p>
          </table:table-cell>
        </table:table-row>
        <table:table-row table:style-name="ro1"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formula="of:=[.A77]*[.B77]" office:value-type="float" office:value="768" calcext:value-type="float">
            <text:p>768</text:p>
          </table:table-cell>
          <table:table-cell table:style-name="ce42" table:formula="of:=[.B77]-1" office:value-type="float" office:value="7" calcext:value-type="float">
            <text:p>7</text:p>
          </table:table-cell>
          <table:table-cell table:style-name="ce90" table:formula="of:=IF([.D77]=0;24;ROUNDUP(24/[.D77]))" office:value-type="float" office:value="4" calcext:value-type="float">
            <text:p>4</text:p>
          </table:table-cell>
          <table:table-cell table:style-name="ce90" table:formula="of:=1000000000/([.C77]*1000)" office:value-type="float" office:value="1302.08333333333" calcext:value-type="float">
            <text:p>1302</text:p>
          </table:table-cell>
          <table:table-cell table:style-name="ce90" table:formula="of:=[.F77]-[.$B$16]-[.$B$17]" office:value-type="float" office:value="897.083333333333" calcext:value-type="float">
            <text:p>897</text:p>
          </table:table-cell>
          <table:table-cell table:style-name="ce99" table:formula="of:=1000/([.G77]/[.E77])" office:value-type="float" office:value="4.45889456572225" calcext:value-type="float">
            <text:p>4,459</text:p>
          </table:table-cell>
          <table:table-cell table:style-name="ce107" office:value-type="float" office:value="6.144" calcext:value-type="float">
            <text:p>6,144</text:p>
          </table:table-cell>
          <table:table-cell table:style-name="ce90" table:formula="of:=IF([.I77]=0.384;8;IF([.I77]=0.768;7;IF([.I77]=1.536;6;IF([.I77]=3.072;5;IF([.I77]=6.144;4;IF([.I77]=12.288;3;IF([.I77]=24.576;2;IF([.I77]=49.152;1))))))))" office:value-type="float" office:value="4" calcext:value-type="float">
            <text:p>4</text:p>
          </table:table-cell>
          <table:table-cell table:formula="of:=[.I77]*2^[.J77]" office:value-type="float" office:value="98.304" calcext:value-type="float">
            <text:p>98,304</text:p>
          </table:table-cell>
          <table:table-cell table:style-name="ce120" table:formula="of:=IF(2^[.J77]&gt;64;64;2^[.J77])" office:value-type="float" office:value="16" calcext:value-type="float">
            <text:p>16</text:p>
          </table:table-cell>
          <table:table-cell table:style-name="ce126" table:formula="of:=[.K77]/[.L77]" office:value-type="currency" office:currency="MHz" office:value="6.144" calcext:value-type="currency">
            <text:p>6,144 MHz</text:p>
          </table:table-cell>
        </table:table-row>
        <table:table-row table:style-name="ro1"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16" calcext:value-type="float">
            <text:p>16</text:p>
          </table:table-cell>
          <table:table-cell table:style-name="ce42" table:formula="of:=[.A78]*[.B78]" office:value-type="float" office:value="1536" calcext:value-type="float">
            <text:p>1536</text:p>
          </table:table-cell>
          <table:table-cell table:style-name="ce42" table:formula="of:=[.B78]-1" office:value-type="float" office:value="15" calcext:value-type="float">
            <text:p>15</text:p>
          </table:table-cell>
          <table:table-cell table:style-name="ce90" table:formula="of:=IF([.D78]=0;24;ROUNDUP(24/[.D78]))" office:value-type="float" office:value="2" calcext:value-type="float">
            <text:p>2</text:p>
          </table:table-cell>
          <table:table-cell table:style-name="ce90" table:formula="of:=1000000000/([.C78]*1000)" office:value-type="float" office:value="651.041666666667" calcext:value-type="float">
            <text:p>651</text:p>
          </table:table-cell>
          <table:table-cell table:style-name="ce90" table:formula="of:=[.F78]-[.$B$16]-[.$B$17]" office:value-type="float" office:value="246.041666666667" calcext:value-type="float">
            <text:p>246</text:p>
          </table:table-cell>
          <table:table-cell table:style-name="ce99" table:formula="of:=1000/([.G78]/[.E78])" office:value-type="float" office:value="8.12870448772227" calcext:value-type="float">
            <text:p>8,129</text:p>
          </table:table-cell>
          <table:table-cell table:style-name="ce107" office:value-type="float" office:value="12.288" calcext:value-type="float">
            <text:p>12,288</text:p>
          </table:table-cell>
          <table:table-cell table:style-name="ce90" table:formula="of:=IF([.I78]=0.384;8;IF([.I78]=0.768;7;IF([.I78]=1.536;6;IF([.I78]=3.072;5;IF([.I78]=6.144;4;IF([.I78]=12.288;3;IF([.I78]=24.576;2;IF([.I78]=49.152;1))))))))" office:value-type="float" office:value="3" calcext:value-type="float">
            <text:p>3</text:p>
          </table:table-cell>
          <table:table-cell table:formula="of:=[.I78]*2^[.J78]" office:value-type="float" office:value="98.304" calcext:value-type="float">
            <text:p>98,304</text:p>
          </table:table-cell>
          <table:table-cell table:style-name="ce120" table:formula="of:=IF(2^[.J78]&gt;64;64;2^[.J78])" office:value-type="float" office:value="8" calcext:value-type="float">
            <text:p>8</text:p>
          </table:table-cell>
          <table:table-cell table:style-name="ce126" table:formula="of:=[.K78]/[.L78]" office:value-type="currency" office:currency="MHz" office:value="12.288" calcext:value-type="currency">
            <text:p>12,288 MHz</text:p>
          </table:table-cell>
        </table:table-row>
        <table:table-row table:style-name="ro1">
          <table:table-cell table:style-name="ce43" office:value-type="float" office:value="192" calcext:value-type="float">
            <text:p>192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formula="of:=[.A79]*[.B79]" office:value-type="float" office:value="192" calcext:value-type="float">
            <text:p>192</text:p>
          </table:table-cell>
          <table:table-cell table:style-name="ce43" table:formula="of:=[.B79]-1" office:value-type="float" office:value="0" calcext:value-type="float">
            <text:p>0</text:p>
          </table:table-cell>
          <table:table-cell table:style-name="ce91" table:formula="of:=IF([.D79]=0;24;ROUNDUP(24/[.D79]))" office:value-type="float" office:value="24" calcext:value-type="float">
            <text:p>24</text:p>
          </table:table-cell>
          <table:table-cell table:style-name="ce91" table:formula="of:=1000000000/([.C79]*1000)" office:value-type="float" office:value="5208.33333333333" calcext:value-type="float">
            <text:p>5208</text:p>
          </table:table-cell>
          <table:table-cell table:style-name="ce91" table:formula="of:=[.F79]-[.$B$16]-[.$B$17]" office:value-type="float" office:value="4803.33333333333" calcext:value-type="float">
            <text:p>4803</text:p>
          </table:table-cell>
          <table:table-cell table:style-name="ce100" table:formula="of:=1000/([.G79]/[.E79])" office:value-type="float" office:value="4.99653018736988" calcext:value-type="float">
            <text:p>4,997</text:p>
          </table:table-cell>
          <table:table-cell table:style-name="ce108" office:value-type="float" office:value="6.144" calcext:value-type="float">
            <text:p>6,144</text:p>
          </table:table-cell>
          <table:table-cell table:style-name="ce91" table:formula="of:=IF([.I79]=0.384;8;IF([.I79]=0.768;7;IF([.I79]=1.536;6;IF([.I79]=3.072;5;IF([.I79]=6.144;4;IF([.I79]=12.288;3;IF([.I79]=24.576;2;IF([.I79]=49.152;1))))))))" office:value-type="float" office:value="4" calcext:value-type="float">
            <text:p>4</text:p>
          </table:table-cell>
          <table:table-cell table:formula="of:=[.I79]*2^[.J79]" office:value-type="float" office:value="98.304" calcext:value-type="float">
            <text:p>98,304</text:p>
          </table:table-cell>
          <table:table-cell table:style-name="ce121" table:formula="of:=IF(2^[.J79]&gt;64;64;2^[.J79])" office:value-type="float" office:value="16" calcext:value-type="float">
            <text:p>16</text:p>
          </table:table-cell>
          <table:table-cell table:style-name="ce126" table:formula="of:=[.K79]/[.L79]" office:value-type="currency" office:currency="MHz" office:value="6.144" calcext:value-type="currency">
            <text:p>6,144 MHz</text:p>
          </table:table-cell>
        </table:table-row>
        <table:table-row table:style-name="ro1">
          <table:table-cell table:style-name="ce43" office:value-type="float" office:value="192" calcext:value-type="float">
            <text:p>192</text:p>
          </table:table-cell>
          <table:table-cell table:style-name="ce43" office:value-type="float" office:value="2" calcext:value-type="float">
            <text:p>2</text:p>
          </table:table-cell>
          <table:table-cell table:style-name="ce43" table:formula="of:=[.A80]*[.B80]" office:value-type="float" office:value="384" calcext:value-type="float">
            <text:p>384</text:p>
          </table:table-cell>
          <table:table-cell table:style-name="ce43" table:formula="of:=[.B80]-1" office:value-type="float" office:value="1" calcext:value-type="float">
            <text:p>1</text:p>
          </table:table-cell>
          <table:table-cell table:style-name="ce91" table:formula="of:=IF([.D80]=0;24;ROUNDUP(24/[.D80]))" office:value-type="float" office:value="24" calcext:value-type="float">
            <text:p>24</text:p>
          </table:table-cell>
          <table:table-cell table:style-name="ce91" table:formula="of:=1000000000/([.C80]*1000)" office:value-type="float" office:value="2604.16666666667" calcext:value-type="float">
            <text:p>2604</text:p>
          </table:table-cell>
          <table:table-cell table:style-name="ce91" table:formula="of:=[.F80]-[.$B$16]-[.$B$17]" office:value-type="float" office:value="2199.16666666667" calcext:value-type="float">
            <text:p>2199</text:p>
          </table:table-cell>
          <table:table-cell table:style-name="ce100" table:formula="of:=1000/([.G80]/[.E80])" office:value-type="float" office:value="10.9132247063282" calcext:value-type="float">
            <text:p>10,913</text:p>
          </table:table-cell>
          <table:table-cell table:style-name="ce108" office:value-type="float" office:value="12.288" calcext:value-type="float">
            <text:p>12,288</text:p>
          </table:table-cell>
          <table:table-cell table:style-name="ce91" table:formula="of:=IF([.I80]=0.384;8;IF([.I80]=0.768;7;IF([.I80]=1.536;6;IF([.I80]=3.072;5;IF([.I80]=6.144;4;IF([.I80]=12.288;3;IF([.I80]=24.576;2;IF([.I80]=49.152;1))))))))" office:value-type="float" office:value="3" calcext:value-type="float">
            <text:p>3</text:p>
          </table:table-cell>
          <table:table-cell table:formula="of:=[.I80]*2^[.J80]" office:value-type="float" office:value="98.304" calcext:value-type="float">
            <text:p>98,304</text:p>
          </table:table-cell>
          <table:table-cell table:style-name="ce121" table:formula="of:=IF(2^[.J80]&gt;64;64;2^[.J80])" office:value-type="float" office:value="8" calcext:value-type="float">
            <text:p>8</text:p>
          </table:table-cell>
          <table:table-cell table:style-name="ce126" table:formula="of:=[.K80]/[.L80]" office:value-type="currency" office:currency="MHz" office:value="12.288" calcext:value-type="currency">
            <text:p>12,288 MHz</text:p>
          </table:table-cell>
        </table:table-row>
        <table:table-row table:style-name="ro1">
          <table:table-cell table:style-name="ce43" office:value-type="float" office:value="192" calcext:value-type="float">
            <text:p>192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formula="of:=[.A81]*[.B81]" office:value-type="float" office:value="768" calcext:value-type="float">
            <text:p>768</text:p>
          </table:table-cell>
          <table:table-cell table:style-name="ce43" table:formula="of:=[.B81]-1" office:value-type="float" office:value="3" calcext:value-type="float">
            <text:p>3</text:p>
          </table:table-cell>
          <table:table-cell table:style-name="ce91" table:formula="of:=IF([.D81]=0;24;ROUNDUP(24/[.D81]))" office:value-type="float" office:value="8" calcext:value-type="float">
            <text:p>8</text:p>
          </table:table-cell>
          <table:table-cell table:style-name="ce91" table:formula="of:=1000000000/([.C81]*1000)" office:value-type="float" office:value="1302.08333333333" calcext:value-type="float">
            <text:p>1302</text:p>
          </table:table-cell>
          <table:table-cell table:style-name="ce91" table:formula="of:=[.F81]-[.$B$16]-[.$B$17]" office:value-type="float" office:value="897.083333333333" calcext:value-type="float">
            <text:p>897</text:p>
          </table:table-cell>
          <table:table-cell table:style-name="ce100" table:formula="of:=1000/([.G81]/[.E81])" office:value-type="float" office:value="8.9177891314445" calcext:value-type="float">
            <text:p>8,918</text:p>
          </table:table-cell>
          <table:table-cell table:style-name="ce108" office:value-type="float" office:value="12.288" calcext:value-type="float">
            <text:p>12,288</text:p>
          </table:table-cell>
          <table:table-cell table:style-name="ce91" table:formula="of:=IF([.I81]=0.384;8;IF([.I81]=0.768;7;IF([.I81]=1.536;6;IF([.I81]=3.072;5;IF([.I81]=6.144;4;IF([.I81]=12.288;3;IF([.I81]=24.576;2;IF([.I81]=49.152;1))))))))" office:value-type="float" office:value="3" calcext:value-type="float">
            <text:p>3</text:p>
          </table:table-cell>
          <table:table-cell table:formula="of:=[.I81]*2^[.J81]" office:value-type="float" office:value="98.304" calcext:value-type="float">
            <text:p>98,304</text:p>
          </table:table-cell>
          <table:table-cell table:style-name="ce121" table:formula="of:=IF(2^[.J81]&gt;64;64;2^[.J81])" office:value-type="float" office:value="8" calcext:value-type="float">
            <text:p>8</text:p>
          </table:table-cell>
          <table:table-cell table:style-name="ce126" table:formula="of:=[.K81]/[.L81]" office:value-type="currency" office:currency="MHz" office:value="12.288" calcext:value-type="currency">
            <text:p>12,288 MHz</text:p>
          </table:table-cell>
        </table:table-row>
        <table:table-row table:style-name="ro1">
          <table:table-cell table:style-name="ce43" office:value-type="float" office:value="192" calcext:value-type="float">
            <text:p>192</text:p>
          </table:table-cell>
          <table:table-cell table:style-name="ce43" office:value-type="float" office:value="8" calcext:value-type="float">
            <text:p>8</text:p>
          </table:table-cell>
          <table:table-cell table:style-name="ce43" table:formula="of:=[.A82]*[.B82]" office:value-type="float" office:value="1536" calcext:value-type="float">
            <text:p>1536</text:p>
          </table:table-cell>
          <table:table-cell table:style-name="ce43" table:formula="of:=[.B82]-1" office:value-type="float" office:value="7" calcext:value-type="float">
            <text:p>7</text:p>
          </table:table-cell>
          <table:table-cell table:style-name="ce91" table:formula="of:=IF([.D82]=0;24;ROUNDUP(24/[.D82]))" office:value-type="float" office:value="4" calcext:value-type="float">
            <text:p>4</text:p>
          </table:table-cell>
          <table:table-cell table:style-name="ce91" table:formula="of:=1000000000/([.C82]*1000)" office:value-type="float" office:value="651.041666666667" calcext:value-type="float">
            <text:p>651</text:p>
          </table:table-cell>
          <table:table-cell table:style-name="ce91" table:formula="of:=[.F82]-[.$B$16]-[.$B$17]" office:value-type="float" office:value="246.041666666667" calcext:value-type="float">
            <text:p>246</text:p>
          </table:table-cell>
          <table:table-cell table:style-name="ce100" table:formula="of:=1000/([.G82]/[.E82])" office:value-type="float" office:value="16.2574089754445" calcext:value-type="float">
            <text:p>16,257</text:p>
          </table:table-cell>
          <table:table-cell table:style-name="ce108" office:value-type="float" office:value="24.576" calcext:value-type="float">
            <text:p>24,576</text:p>
          </table:table-cell>
          <table:table-cell table:style-name="ce91" table:formula="of:=IF([.I82]=0.384;8;IF([.I82]=0.768;7;IF([.I82]=1.536;6;IF([.I82]=3.072;5;IF([.I82]=6.144;4;IF([.I82]=12.288;3;IF([.I82]=24.576;2;IF([.I82]=49.152;1))))))))" office:value-type="float" office:value="2" calcext:value-type="float">
            <text:p>2</text:p>
          </table:table-cell>
          <table:table-cell table:formula="of:=[.I82]*2^[.J82]" office:value-type="float" office:value="98.304" calcext:value-type="float">
            <text:p>98,304</text:p>
          </table:table-cell>
          <table:table-cell table:style-name="ce121" table:formula="of:=IF(2^[.J82]&gt;64;64;2^[.J82])" office:value-type="float" office:value="4" calcext:value-type="float">
            <text:p>4</text:p>
          </table:table-cell>
          <table:table-cell table:style-name="ce126" table:formula="of:=[.K82]/[.L82]" office:value-type="currency" office:currency="MHz" office:value="24.576" calcext:value-type="currency">
            <text:p>24,576 MHz</text:p>
          </table:table-cell>
        </table:table-row>
        <table:table-row table:style-name="ro1">
          <table:table-cell table:style-name="ce44" office:value-type="float" office:value="384" calcext:value-type="float">
            <text:p>384</text:p>
          </table:table-cell>
          <table:table-cell table:style-name="ce44" office:value-type="float" office:value="1" calcext:value-type="float">
            <text:p>1</text:p>
          </table:table-cell>
          <table:table-cell table:style-name="ce44" table:formula="of:=[.A83]*[.B83]" office:value-type="float" office:value="384" calcext:value-type="float">
            <text:p>384</text:p>
          </table:table-cell>
          <table:table-cell table:style-name="ce44" table:formula="of:=[.B83]-1" office:value-type="float" office:value="0" calcext:value-type="float">
            <text:p>0</text:p>
          </table:table-cell>
          <table:table-cell table:style-name="ce92" table:formula="of:=IF([.D83]=0;24;ROUNDUP(24/[.D83]))" office:value-type="float" office:value="24" calcext:value-type="float">
            <text:p>24</text:p>
          </table:table-cell>
          <table:table-cell table:style-name="ce92" table:formula="of:=1000000000/([.C83]*1000)" office:value-type="float" office:value="2604.16666666667" calcext:value-type="float">
            <text:p>2604</text:p>
          </table:table-cell>
          <table:table-cell table:style-name="ce92" table:formula="of:=[.F83]-[.$B$16]-[.$B$17]" office:value-type="float" office:value="2199.16666666667" calcext:value-type="float">
            <text:p>2199</text:p>
          </table:table-cell>
          <table:table-cell table:style-name="ce101" table:formula="of:=1000/([.G83]/[.E83])" office:value-type="float" office:value="10.9132247063282" calcext:value-type="float">
            <text:p>10,913</text:p>
          </table:table-cell>
          <table:table-cell table:style-name="ce109" office:value-type="float" office:value="12.288" calcext:value-type="float">
            <text:p>12,288</text:p>
          </table:table-cell>
          <table:table-cell table:style-name="ce92" table:formula="of:=IF([.I83]=0.384;8;IF([.I83]=0.768;7;IF([.I83]=1.536;6;IF([.I83]=3.072;5;IF([.I83]=6.144;4;IF([.I83]=12.288;3;IF([.I83]=24.576;2;IF([.I83]=49.152;1))))))))" office:value-type="float" office:value="3" calcext:value-type="float">
            <text:p>3</text:p>
          </table:table-cell>
          <table:table-cell table:formula="of:=[.I83]*2^[.J83]" office:value-type="float" office:value="98.304" calcext:value-type="float">
            <text:p>98,304</text:p>
          </table:table-cell>
          <table:table-cell table:style-name="ce122" table:formula="of:=IF(2^[.J83]&gt;64;64;2^[.J83])" office:value-type="float" office:value="8" calcext:value-type="float">
            <text:p>8</text:p>
          </table:table-cell>
          <table:table-cell table:style-name="ce126" table:formula="of:=[.K83]/[.L83]" office:value-type="currency" office:currency="MHz" office:value="12.288" calcext:value-type="currency">
            <text:p>12,288 MHz</text:p>
          </table:table-cell>
        </table:table-row>
        <table:table-row table:style-name="ro1">
          <table:table-cell table:style-name="ce44" office:value-type="float" office:value="384" calcext:value-type="float">
            <text:p>384</text:p>
          </table:table-cell>
          <table:table-cell table:style-name="ce44" office:value-type="float" office:value="2" calcext:value-type="float">
            <text:p>2</text:p>
          </table:table-cell>
          <table:table-cell table:style-name="ce44" table:formula="of:=[.A84]*[.B84]" office:value-type="float" office:value="768" calcext:value-type="float">
            <text:p>768</text:p>
          </table:table-cell>
          <table:table-cell table:style-name="ce44" table:formula="of:=[.B84]-1" office:value-type="float" office:value="1" calcext:value-type="float">
            <text:p>1</text:p>
          </table:table-cell>
          <table:table-cell table:style-name="ce92" table:formula="of:=IF([.D84]=0;24;ROUNDUP(24/[.D84]))" office:value-type="float" office:value="24" calcext:value-type="float">
            <text:p>24</text:p>
          </table:table-cell>
          <table:table-cell table:style-name="ce92" table:formula="of:=1000000000/([.C84]*1000)" office:value-type="float" office:value="1302.08333333333" calcext:value-type="float">
            <text:p>1302</text:p>
          </table:table-cell>
          <table:table-cell table:style-name="ce92" table:formula="of:=[.F84]-[.$B$16]-[.$B$17]" office:value-type="float" office:value="897.083333333333" calcext:value-type="float">
            <text:p>897</text:p>
          </table:table-cell>
          <table:table-cell table:style-name="ce101" table:formula="of:=1000/([.G84]/[.E84])" office:value-type="float" office:value="26.7533673943335" calcext:value-type="float">
            <text:p>26,753</text:p>
          </table:table-cell>
          <table:table-cell table:style-name="ce109" office:value-type="float" office:value="49.152" calcext:value-type="float">
            <text:p>49,152</text:p>
          </table:table-cell>
          <table:table-cell table:style-name="ce92" table:formula="of:=IF([.I84]=0.384;8;IF([.I84]=0.768;7;IF([.I84]=1.536;6;IF([.I84]=3.072;5;IF([.I84]=6.144;4;IF([.I84]=12.288;3;IF([.I84]=24.576;2;IF([.I84]=49.152;1))))))))" office:value-type="float" office:value="1" calcext:value-type="float">
            <text:p>1</text:p>
          </table:table-cell>
          <table:table-cell table:formula="of:=[.I84]*2^[.J84]" office:value-type="float" office:value="98.304" calcext:value-type="float">
            <text:p>98,304</text:p>
          </table:table-cell>
          <table:table-cell table:style-name="ce122" table:formula="of:=IF(2^[.J84]&gt;64;64;2^[.J84])" office:value-type="float" office:value="2" calcext:value-type="float">
            <text:p>2</text:p>
          </table:table-cell>
          <table:table-cell table:style-name="ce126" table:formula="of:=[.K84]/[.L84]" office:value-type="currency" office:currency="MHz" office:value="49.152" calcext:value-type="currency">
            <text:p>49,152 MHz</text:p>
          </table:table-cell>
        </table:table-row>
        <table:table-row table:style-name="ro1">
          <table:table-cell table:style-name="ce44" office:value-type="float" office:value="384" calcext:value-type="float">
            <text:p>384</text:p>
          </table:table-cell>
          <table:table-cell table:style-name="ce44" office:value-type="float" office:value="4" calcext:value-type="float">
            <text:p>4</text:p>
          </table:table-cell>
          <table:table-cell table:style-name="ce44" table:formula="of:=[.A85]*[.B85]" office:value-type="float" office:value="1536" calcext:value-type="float">
            <text:p>1536</text:p>
          </table:table-cell>
          <table:table-cell table:style-name="ce44" table:formula="of:=[.B85]-1" office:value-type="float" office:value="3" calcext:value-type="float">
            <text:p>3</text:p>
          </table:table-cell>
          <table:table-cell table:style-name="ce92" table:formula="of:=IF([.D85]=0;24;ROUNDUP(24/[.D85]))" office:value-type="float" office:value="8" calcext:value-type="float">
            <text:p>8</text:p>
          </table:table-cell>
          <table:table-cell table:style-name="ce92" table:formula="of:=1000000000/([.C85]*1000)" office:value-type="float" office:value="651.041666666667" calcext:value-type="float">
            <text:p>651</text:p>
          </table:table-cell>
          <table:table-cell table:style-name="ce92" table:formula="of:=[.F85]-[.$B$16]-[.$B$17]" office:value-type="float" office:value="246.041666666667" calcext:value-type="float">
            <text:p>246</text:p>
          </table:table-cell>
          <table:table-cell table:style-name="ce101" table:formula="of:=1000/([.G85]/[.E85])" office:value-type="float" office:value="32.5148179508891" calcext:value-type="float">
            <text:p>32,515</text:p>
          </table:table-cell>
          <table:table-cell table:style-name="ce109" office:value-type="float" office:value="49.152" calcext:value-type="float">
            <text:p>49,152</text:p>
          </table:table-cell>
          <table:table-cell table:style-name="ce92" table:formula="of:=IF([.I85]=0.384;8;IF([.I85]=0.768;7;IF([.I85]=1.536;6;IF([.I85]=3.072;5;IF([.I85]=6.144;4;IF([.I85]=12.288;3;IF([.I85]=24.576;2;IF([.I85]=49.152;1))))))))" office:value-type="float" office:value="1" calcext:value-type="float">
            <text:p>1</text:p>
          </table:table-cell>
          <table:table-cell table:formula="of:=[.I85]*2^[.J85]" office:value-type="float" office:value="98.304" calcext:value-type="float">
            <text:p>98,304</text:p>
          </table:table-cell>
          <table:table-cell table:style-name="ce122" table:formula="of:=IF(2^[.J85]&gt;64;64;2^[.J85])" office:value-type="float" office:value="2" calcext:value-type="float">
            <text:p>2</text:p>
          </table:table-cell>
          <table:table-cell table:style-name="ce126" table:formula="of:=[.K85]/[.L85]" office:value-type="currency" office:currency="MHz" office:value="49.152" calcext:value-type="currency">
            <text:p>49,152 MHz</text:p>
          </table:table-cell>
        </table:table-row>
        <table:table-row table:style-name="ro1">
          <table:table-cell table:style-name="ce45" office:value-type="float" office:value="768" calcext:value-type="float">
            <text:p>768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formula="of:=[.A86]*[.B86]" office:value-type="float" office:value="768" calcext:value-type="float">
            <text:p>768</text:p>
          </table:table-cell>
          <table:table-cell table:style-name="ce45" table:formula="of:=[.B86]-1" office:value-type="float" office:value="0" calcext:value-type="float">
            <text:p>0</text:p>
          </table:table-cell>
          <table:table-cell table:style-name="ce93" table:formula="of:=IF([.D86]=0;24;ROUNDUP(24/[.D86]))" office:value-type="float" office:value="24" calcext:value-type="float">
            <text:p>24</text:p>
          </table:table-cell>
          <table:table-cell table:style-name="ce93" table:formula="of:=1000000000/([.C86]*1000)" office:value-type="float" office:value="1302.08333333333" calcext:value-type="float">
            <text:p>1302</text:p>
          </table:table-cell>
          <table:table-cell table:style-name="ce93" table:formula="of:=[.F86]-[.$B$16]-[.$B$17]" office:value-type="float" office:value="897.083333333333" calcext:value-type="float">
            <text:p>897</text:p>
          </table:table-cell>
          <table:table-cell table:style-name="ce102" table:formula="of:=1000/([.G86]/[.E86])" office:value-type="float" office:value="26.7533673943335" calcext:value-type="float">
            <text:p>26,753</text:p>
          </table:table-cell>
          <table:table-cell table:style-name="ce110" office:value-type="float" office:value="49.152" calcext:value-type="float">
            <text:p>49,152</text:p>
          </table:table-cell>
          <table:table-cell table:style-name="ce93" table:formula="of:=IF([.I86]=0.384;8;IF([.I86]=0.768;7;IF([.I86]=1.536;6;IF([.I86]=3.072;5;IF([.I86]=6.144;4;IF([.I86]=12.288;3;IF([.I86]=24.576;2;IF([.I86]=49.152;1))))))))" office:value-type="float" office:value="1" calcext:value-type="float">
            <text:p>1</text:p>
          </table:table-cell>
          <table:table-cell table:formula="of:=[.I86]*2^[.J86]" office:value-type="float" office:value="98.304" calcext:value-type="float">
            <text:p>98,304</text:p>
          </table:table-cell>
          <table:table-cell table:style-name="ce123" table:formula="of:=IF(2^[.J86]&gt;64;64;2^[.J86])" office:value-type="float" office:value="2" calcext:value-type="float">
            <text:p>2</text:p>
          </table:table-cell>
          <table:table-cell table:style-name="ce126" table:formula="of:=[.K86]/[.L86]" office:value-type="currency" office:currency="MHz" office:value="49.152" calcext:value-type="currency">
            <text:p>49,152 MHz</text:p>
          </table:table-cell>
        </table:table-row>
        <table:table-row table:style-name="ro1">
          <table:table-cell table:style-name="ce45" office:value-type="float" office:value="768" calcext:value-type="float">
            <text:p>768</text:p>
          </table:table-cell>
          <table:table-cell table:style-name="ce45" office:value-type="float" office:value="2" calcext:value-type="float">
            <text:p>2</text:p>
          </table:table-cell>
          <table:table-cell table:style-name="ce45" table:formula="of:=[.A87]*[.B87]" office:value-type="float" office:value="1536" calcext:value-type="float">
            <text:p>1536</text:p>
          </table:table-cell>
          <table:table-cell table:style-name="ce45" table:formula="of:=[.B87]-1" office:value-type="float" office:value="1" calcext:value-type="float">
            <text:p>1</text:p>
          </table:table-cell>
          <table:table-cell table:style-name="ce93" table:formula="of:=IF([.D87]=0;24;ROUNDUP(24/[.D87]))" office:value-type="float" office:value="24" calcext:value-type="float">
            <text:p>24</text:p>
          </table:table-cell>
          <table:table-cell table:style-name="ce93" table:formula="of:=1000000000/([.C87]*1000)" office:value-type="float" office:value="651.041666666667" calcext:value-type="float">
            <text:p>651</text:p>
          </table:table-cell>
          <table:table-cell table:style-name="ce93" table:formula="of:=[.F87]-[.$B$16]-[.$B$17]" office:value-type="float" office:value="246.041666666667" calcext:value-type="float">
            <text:p>246</text:p>
          </table:table-cell>
          <table:table-cell table:style-name="ce102" table:formula="of:=1000/([.G87]/[.E87])" office:value-type="float" office:value="97.5444538526673" calcext:value-type="float">
            <text:p>97,544</text:p>
          </table:table-cell>
          <table:table-cell table:style-name="ce110" office:value-type="float" office:value="98.304" calcext:value-type="float">
            <text:p>98,304</text:p>
          </table:table-cell>
          <table:table-cell table:style-name="ce93" table:formula="of:=IF([.I87]=0.384;8;IF([.I87]=0.768;7;IF([.I87]=1.536;6;IF([.I87]=3.072;5;IF([.I87]=6.144;4;IF([.I87]=12.288;3;IF([.I87]=24.576;2;IF([.I87]=49.152;1))))))))" office:value-type="float" office:value="0" calcext:value-type="float">
            <text:p>0</text:p>
          </table:table-cell>
          <table:table-cell table:formula="of:=[.I87]*2^[.J87]" office:value-type="float" office:value="98.304" calcext:value-type="float">
            <text:p>98,304</text:p>
          </table:table-cell>
          <table:table-cell table:style-name="ce123" table:formula="of:=IF(2^[.J87]&gt;64;64;2^[.J87])" office:value-type="float" office:value="1" calcext:value-type="float">
            <text:p>1</text:p>
          </table:table-cell>
          <table:table-cell table:style-name="ce126" table:formula="of:=[.K87]/[.L87]" office:value-type="currency" office:currency="MHz" office:value="98.304" calcext:value-type="currency">
            <text:p>98,304 MHz</text:p>
          </table:table-cell>
        </table:table-row>
        <table:table-row table:style-name="ro1">
          <table:table-cell table:style-name="ce52" office:value-type="float" office:value="1536" calcext:value-type="float">
            <text:p>1536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A88]*[.B88]" office:value-type="float" office:value="1536" calcext:value-type="float">
            <text:p>1536</text:p>
          </table:table-cell>
          <table:table-cell table:style-name="ce52" table:formula="of:=[.B88]-1" office:value-type="float" office:value="0" calcext:value-type="float">
            <text:p>0</text:p>
          </table:table-cell>
          <table:table-cell table:style-name="ce94" table:formula="of:=IF([.D88]=0;24;ROUNDUP(24/[.D88]))" office:value-type="float" office:value="24" calcext:value-type="float">
            <text:p>24</text:p>
          </table:table-cell>
          <table:table-cell table:style-name="ce94" table:formula="of:=1000000000/([.C88]*1000)" office:value-type="float" office:value="651.041666666667" calcext:value-type="float">
            <text:p>651</text:p>
          </table:table-cell>
          <table:table-cell table:style-name="ce94" table:formula="of:=[.F88]-[.$B$16]-[.$B$17]" office:value-type="float" office:value="246.041666666667" calcext:value-type="float">
            <text:p>246</text:p>
          </table:table-cell>
          <table:table-cell table:style-name="ce103" table:formula="of:=1000/([.G88]/[.E88])" office:value-type="float" office:value="97.5444538526673" calcext:value-type="float">
            <text:p>97,544</text:p>
          </table:table-cell>
          <table:table-cell table:style-name="ce111" office:value-type="float" office:value="98.304" calcext:value-type="float">
            <text:p>98,304</text:p>
          </table:table-cell>
          <table:table-cell table:style-name="ce94" table:formula="of:=IF([.I88]=0.384;8;IF([.I88]=0.768;7;IF([.I88]=1.536;6;IF([.I88]=3.072;5;IF([.I88]=6.144;4;IF([.I88]=12.288;3;IF([.I88]=24.576;2;IF([.I88]=49.152;1))))))))" office:value-type="float" office:value="0" calcext:value-type="float">
            <text:p>0</text:p>
          </table:table-cell>
          <table:table-cell table:formula="of:=[.I88]*2^[.J88]" office:value-type="float" office:value="98.304" calcext:value-type="float">
            <text:p>98,304</text:p>
          </table:table-cell>
          <table:table-cell table:style-name="ce124" table:formula="of:=IF(2^[.J88]&gt;64;64;2^[.J88])" office:value-type="float" office:value="1" calcext:value-type="float">
            <text:p>1</text:p>
          </table:table-cell>
          <table:table-cell table:style-name="ce127" table:formula="of:=[.K88]/[.L88]" office:value-type="currency" office:currency="MHz" office:value="98.304" calcext:value-type="currency">
            <text:p>98,304 MHz</text:p>
          </table:table-cell>
        </table:table-row>
        <calcext:conditional-formats>
          <calcext:conditional-format calcext:target-range-address="Feuille1.I53:Feuille1.I88">
            <calcext:condition calcext:apply-style-name="Good" calcext:value="&gt;[$Feuille1.$H53]" calcext:base-cell-address="Feuille1.I53"/>
            <calcext:condition calcext:apply-style-name="Error" calcext:value="&lt;[$Feuille1.$H53]" calcext:base-cell-address="Feuille1.I5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9" number:min-decimal-places="9" number:min-integer-digits="1"/>
    </number:number-style>
    <number:number-style style:name="N108">
      <number:number number:decimal-places="8" number:min-decimal-places="8" number:min-integer-digits="1"/>
    </number:number-style>
    <number:number-style style:name="N109">
      <number:number number:decimal-places="7" number:min-decimal-places="7" number:min-integer-digits="1"/>
    </number:number-style>
    <number:number-style style:name="N110">
      <number:number number:decimal-places="6" number:min-decimal-places="6" number:min-integer-digits="1"/>
    </number:number-style>
    <number:number-style style:name="N111">
      <number:number number:decimal-places="5" number:min-decimal-places="5" number:min-integer-digits="1"/>
    </number:number-style>
    <number:number-style style:name="N112">
      <number:number number:decimal-places="4" number:min-decimal-places="4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4">
      <number:number number:decimal-places="1" number:min-decimal-places="1"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6">
      <number:number number:decimal-places="3" number:min-decimal-places="3" number:min-integer-digits="1" number:grouping="true"/>
      <number:text> </number:text>
      <number:currency-symbol>MHz</number:currency-symbol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6T17:45:22.038000000</meta:creation-date>
    <dc:date>2024-03-29T11:41:08.055000000</dc:date>
    <meta:editing-duration>PT6H35M49S</meta:editing-duration>
    <meta:editing-cycles>182</meta:editing-cycles>
    <meta:generator>LibreOffice/7.4.3.2$Windows_X86_64 LibreOffice_project/1048a8393ae2eeec98dff31b5c133c5f1d08b890</meta:generator>
    <meta:document-statistic meta:table-count="1" meta:cell-count="595" meta:object-count="0"/>
  </office:meta>
</office:document-meta>
</file>